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1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solid" draw:fill-color="#e6e6e6" draw:shadow="hidden"/>
    </style:style>
    <style:style style:name="gr14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5.108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345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303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none" draw:fill="none" draw:textarea-vertical-align="middle" fo:min-height="0.466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499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141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701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06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svg:stroke-color="#3465a4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draw:shadow="hidden"/>
    </style:style>
    <style:style style:name="gr41" style:family="graphic" style:parent-style-name="standard">
      <style:graphic-properties draw:stroke="none" svg:stroke-color="#000000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vertical-align="middle" fo:min-height="3.113cm" fo:min-width="2.54cm" fo:padding-top="0.035cm" fo:padding-bottom="0.035cm" fo:padding-left="0.035cm" fo:padding-right="0.035cm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min-height="0.969cm" fo:min-width="2.54cm" fo:padding-top="0.071cm" fo:padding-bottom="0.071cm" fo:padding-left="0.071cm" fo:padding-right="0.071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_20_Dot_20_1" svg:stroke-width="0.025cm" svg:stroke-color="#000000" draw:marker-start="" draw:marker-start-width="0.2cm" draw:marker-start-center="false" draw:marker-end="" draw:marker-end-width="0.2cm" draw:marker-end-center="false" svg:stroke-opacity="100%" draw:stroke-linejoin="round" svg:stroke-linecap="round"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padding-top="0.137cm" fo:padding-bottom="0.137cm" fo:padding-left="0.262cm" fo:padding-right="0.262cm" fo:wrap-option="wrap" draw:chain-next-name="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standard">
      <style:graphic-properties draw:stroke="none" draw:fill="none" draw:textarea-vertical-align="top" fo:min-height="4.358cm" fo:min-width="2.54cm" fo:padding-top="0.071cm" fo:padding-bottom="0.071cm" fo:padding-left="0.071cm" fo:padding-right="0.07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401cm" fo:min-width="2.54cm" fo:padding-top="0cm" fo:padding-bottom="0cm" fo:padding-left="0.212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1.14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1.335cm" fo:min-width="2.54cm" fo:padding-top="0cm" fo:padding-bottom="0.141cm" fo:padding-left="0.141cm" fo:padding-right="0.141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2.381cm" fo:min-width="2.54cm" fo:padding-top="0cm" fo:padding-bottom="0.141cm" fo:padding-left="0.141cm" fo:padding-right="0.14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3.113cm" fo:min-width="2.54cm" fo:padding-top="0.035cm" fo:padding-bottom="0.035cm" fo:padding-left="0.035cm" fo:padding-right="0.035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1.022cm" fo:min-width="2.54cm" fo:padding-top="0.071cm" fo:padding-bottom="0.071cm" fo:padding-left="0.071cm" fo:padding-right="0.071cm"/>
      <style:paragraph-properties style:writing-mode="lr-tb"/>
    </style:style>
    <style:style style:name="gr53" style:family="graphic" style:parent-style-name="standard">
      <style:graphic-properties draw:stroke="none" svg:stroke-color="#ff0000" draw:fill="none" draw:fill-color="#729fcf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0.927cm" fo:min-width="2.54cm" fo:padding-top="0.071cm" fo:padding-bottom="0.071cm" fo:padding-left="0.071cm" fo:padding-right="0.071cm"/>
      <style:paragraph-properties style:writing-mode="lr-tb"/>
    </style:style>
    <style:style style:name="gr55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7" style:family="graphic" style:parent-style-name="standard">
      <style:graphic-properties draw:stroke="none" draw:fill="none" draw:textarea-vertical-align="middle" fo:min-height="1.773cm" fo:min-width="2.54cm" fo:padding-top="0.071cm" fo:padding-bottom="0.071cm" fo:padding-left="0.071cm" fo:padding-right="0.071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textarea-vertical-align="middle" fo:min-height="1.271cm" fo:min-width="2.54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textarea-vertical-align="middle" fo:min-height="1.158cm" fo:min-width="2.54cm" fo:padding-top="0.141cm" fo:padding-bottom="0.141cm" fo:padding-left="0.141cm" fo:padding-right="0.141cm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textarea-vertical-align="middle" fo:min-height="1.158cm" fo:min-width="2.54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>
      <style:graphic-properties draw:stroke="none" svg:stroke-color="#ff0000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62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63" style:family="graphic" style:parent-style-name="objectwithoutfill">
      <style:graphic-properties svg:stroke-color="#ff0000" draw:marker-end="線の終点_20_1" draw:marker-end-width="0.3cm" draw:fill="none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color="#000000" loext:opacity="100%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15" style:family="paragraph">
      <loext:graphic-properties draw:fill="solid" draw:fill-color="#ffffff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ゴシック" style:font-size-asian="18pt" style:language-asian="ja" style:country-asian="JP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/>
      <style:paragraph-properties style:writing-mode="lr-tb"/>
      <style:text-properties fo:color="#ff0000" loext:opacity="10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29" style:family="paragraph">
      <loext:graphic-properties draw:fill="none"/>
      <style:paragraph-properties style:writing-mode="lr-tb"/>
      <style:text-properties fo:color="#000000" loext:opacity="100%" style:font-name="HGGothicM" fo:font-size="10pt" style:font-name-asian="HGGothicM" style:font-size-asian="10pt" style:font-name-complex="HGGothicM" style:font-size-complex="10pt"/>
    </style:style>
    <style:style style:name="P30" style:family="paragraph"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none"/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color="#000000" loext:opacity="100%" fo:hyphenate="false" loext:hyphenation-no-caps="false"/>
    </style:style>
    <style:style style:name="P3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7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8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9" style:family="text">
      <style:text-properties fo:color="#ff00ff" loext:opacity="100%" style:font-name="Ｍ1" fo:font-size="8pt" style:font-name-asian="Ｍ1" style:font-size-asian="8pt" style:font-name-complex="Ｍ1" style:font-size-complex="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12" style:family="text">
      <style:text-properties fo:color="#000000" loext:opacity="100%" style:font-name="HGGothicM" fo:font-size="8pt" style:font-name-asian="HGGothicM" style:font-size-asian="8pt" style:font-name-complex="HGGothicM" style:font-size-complex="8pt"/>
    </style:style>
    <style:style style:name="T13" style:family="text">
      <style:text-properties fo:color="#000000" loext:opacity="100%" style:font-name="MS-Mincho" fo:font-size="8pt" style:font-name-asian="MS-Mincho" style:font-size-asian="8pt" style:font-name-complex="MS-Mincho" style:font-size-complex="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MS-Mincho" fo:font-size="8pt" fo:font-style="normal" fo:text-shadow="none" style:text-underline-style="none" fo:font-weight="normal" style:letter-kerning="true" style:font-name-asian="MS-Mincho" style:font-size-asian="8pt" style:font-style-asian="normal" style:font-weight-asian="normal" style:font-name-complex="MS-Mincho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HGGothicM" fo:font-size="8pt" fo:font-style="normal" fo:text-shadow="none" style:text-underline-style="none" fo:font-weight="normal" style:letter-kerning="true" style:font-name-asian="HGGothicM" style:font-size-asian="8pt" style:font-style-asian="normal" style:font-weight-asian="normal" style:font-name-complex="HGGothicM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7" style:family="text">
      <style:text-properties fo:color="#ff0000" loext:opacity="100%" style:font-name="Ｍ1" fo:font-size="6pt" style:font-name-asian="Ｍ1" style:font-size-asian="6pt" style:font-name-complex="Ｍ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0_01" draw:style-name="dp1" draw:master-page-name="PM0">
        <draw:g>
          <draw:polygon draw:style-name="gr1" draw:text-style-name="P1" draw:layer="layout" svg:width="39.292cm" svg:height="22.938cm" svg:x="1.25cm" svg:y="2.061cm" svg:viewBox="0 0 39293 22939" draw:points="0,22939 39293,22939 39293,0 0,0">
            <text:p/>
          </draw:polygon>
        </draw:g>
        <draw:path draw:style-name="gr2" draw:text-style-name="P1" draw:layer="layout" svg:width="3.545cm" svg:height="4.36cm" svg:x="9.181cm" svg:y="8.348cm" svg:viewBox="0 0 3546 4361" svg:d="M0 1137v-979c0-105 53-158 158-158h2343c106 0 159 53 159 158v4044c0 106 52 159 158 159h728">
          <text:p/>
        </draw:path>
        <draw:frame draw:style-name="gr3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4" draw:text-style-name="P3" draw:layer="layout" svg:width="11.591cm" svg:height="0.635cm" svg:x="1.213cm" svg:y="28.43cm">
          <draw:text-box>
            <text:p text:style-name="P2"><text:span text:style-name="T2">MD050_SPF_CFO_010_</text:span><text:span text:style-name="T2">日次記帳処理</text:span><text:span text:style-name="T2">.odg</text:span></text:p>
          </draw:text-box>
        </draw:frame>
        <draw:g>
          <draw:polygon draw:style-name="gr5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4" draw:layer="layout" svg:width="13.152cm" svg:height="0.963cm" svg:x="9.866cm" svg:y="0.802cm">
            <draw:text-box>
              <text:p text:style-name="P2"><text:span text:style-name="T2">説明</text:span><text:span text:style-name="T2">: <text:s/></text:span><text:span text:style-name="T2">部門入力にて入力</text:span><text:span text:style-name="T2">/</text:span><text:span text:style-name="T2">申請</text:span><text:span text:style-name="T2">/</text:span><text:span text:style-name="T2">承認した仕訳と、他モジュールより連携した仕訳を</text:span><text:span text:style-name="T2">GL</text:span><text:span text:style-name="T2">に取込む。</text:span><text:span text:style-name="T2">GL</text:span><text:span text:style-name="T2">仕訳より勘定科目明細データを抽出し、他システムへ</text:span><text:span text:style-name="T2">Outbound</text:span><text:span text:style-name="T2">する。</text:span></text:p>
            </draw:text-box>
          </draw:frame>
        </draw:g>
        <draw:g>
          <draw:polygon draw:style-name="gr5" draw:text-style-name="P1" draw:layer="layout" svg:width="8.599cm" svg:height="0.953cm" svg:x="1.27cm" svg:y="0.807cm" svg:viewBox="0 0 8600 954" draw:points="0,954 8600,954 8600,0 0,0">
            <text:p/>
          </draw:polygon>
          <draw:frame draw:style-name="gr7" draw:text-style-name="P3" draw:layer="layout" svg:width="8.599cm" svg:height="0.953cm" svg:x="1.27cm" svg:y="0.807cm">
            <draw:text-box>
              <text:p text:style-name="P2"><text:span text:style-name="T3">MD050_SPF_CFO_010_</text:span><text:span text:style-name="T3">日次記帳処理</text:span></text:p>
            </draw:text-box>
          </draw:frame>
        </draw:g>
        <draw:frame draw:style-name="gr4" draw:text-style-name="P3" draw:layer="layout" svg:width="3.971cm" svg:height="0.635cm" svg:x="37.304cm" svg:y="28.43cm">
          <draw:text-box>
            <text:p text:style-name="P5"><text:span text:style-name="T2">1 / 1</text:span></text:p>
          </draw:text-box>
        </draw:frame>
        <draw:g>
          <draw:g>
            <draw:polygon draw:style-name="gr8" draw:text-style-name="P6" draw:layer="layout" svg:width="1.588cm" svg:height="1.175cm" svg:x="4.207cm" svg:y="26.255cm" svg:viewBox="0 0 1589 1176" draw:points="0,0 0,1176 794,858 1589,1176 1589,0">
              <text:p/>
            </draw:polygon>
            <draw:polygon draw:style-name="gr9" draw:text-style-name="P1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0" draw:text-style-name="P1" draw:layer="layout" svg:width="1.588cm" svg:height="0.932cm" svg:x="4.207cm" svg:y="25.959cm">
          <draw:text-box>
            <text:p/>
          </draw:text-box>
        </draw:frame>
        <draw:frame draw:style-name="gr11" draw:text-style-name="P1" draw:layer="layout" svg:width="1.588cm" svg:height="1.214cm" svg:x="4.842cm" svg:y="26.736cm">
          <draw:text-box>
            <text:p/>
          </draw:text-box>
        </draw:frame>
        <draw:frame draw:style-name="gr12" draw:text-style-name="P3" draw:layer="layout" svg:width="1.588cm" svg:height="0.677cm" svg:x="4.207cm" svg:y="26.594cm">
          <draw:text-box>
            <text:p text:style-name="P7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4.911cm" svg:y="27.04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8" draw:text-style-name="P6" draw:layer="layout" svg:width="2.442cm" svg:height="1.127cm" svg:x="12.127cm" svg:y="26.245cm" svg:viewBox="0 0 2443 1128" draw:points="0,1128 1879,1128 2443,0 563,0">
              <text:p/>
            </draw:polygon>
            <draw:polygon draw:style-name="gr9" draw:text-style-name="P1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3" draw:layer="layout" svg:width="1.252cm" svg:height="1.127cm" svg:x="12.722cm" svg:y="26.245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8" draw:text-style-name="P6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9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0" draw:text-style-name="P1" draw:layer="layout" svg:width="1.588cm" svg:height="0.932cm" svg:x="6.834cm" svg:y="25.899cm">
          <draw:text-box>
            <text:p/>
          </draw:text-box>
        </draw:frame>
        <draw:frame draw:style-name="gr11" draw:text-style-name="P1" draw:layer="layout" svg:width="1.588cm" svg:height="1.214cm" svg:x="7.469cm" svg:y="26.676cm">
          <draw:text-box>
            <text:p/>
          </draw:text-box>
        </draw:frame>
        <draw:frame draw:style-name="gr12" draw:text-style-name="P3" draw:layer="layout" svg:width="1.588cm" svg:height="0.677cm" svg:x="6.834cm" svg:y="26.534cm">
          <draw:text-box>
            <text:p text:style-name="P7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7.538cm" svg:y="26.98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8" draw:text-style-name="P6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5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3" draw:layer="layout" svg:width="1.733cm" svg:height="0.75cm" svg:x="9.79cm" svg:y="26.511cm">
            <draw:text-box>
              <text:p text:style-name="P7"><text:span text:style-name="T4">テーブル名称</text:span></text:p>
            </draw:text-box>
          </draw:frame>
        </draw:g>
        <draw:g>
          <draw:polygon draw:style-name="gr8" draw:text-style-name="P6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5" draw:text-style-name="P1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8" draw:text-style-name="P6" draw:layer="layout" svg:width="0.521cm" svg:height="0.361cm" svg:x="2.117cm" svg:y="27.169cm" svg:viewBox="0 0 522 362" svg:d="M0 362h422v-362h-422zM462 60h60v-60h-60z">
            <text:p/>
          </draw:path>
          <draw:path draw:style-name="gr9" draw:text-style-name="P1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9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1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3" draw:layer="layout" svg:width="2.117cm" svg:height="0.537cm" svg:x="1.039cm" svg:y="27.57cm">
          <draw:text-box>
            <text:p text:style-name="P7"><text:span text:style-name="T5">画面名称</text:span></text:p>
          </draw:text-box>
        </draw:frame>
        <draw:g>
          <draw:g>
            <draw:path draw:style-name="gr13" draw:text-style-name="P8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2.17cm" svg:y="26.78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5" draw:text-style-name="P1" draw:layer="layout" svg:width="2.143cm" svg:height="0.953cm" svg:x="24.606cm" svg:y="0.807cm" svg:viewBox="0 0 2144 954" draw:points="0,954 2144,954 2144,0 0,0">
            <text:p/>
          </draw:polygon>
          <draw:frame draw:style-name="gr7" draw:text-style-name="P3" draw:layer="layout" svg:width="2.143cm" svg:height="0.953cm" svg:x="24.606cm" svg:y="0.807cm">
            <draw:text-box>
              <text:p text:style-name="P2"><text:span text:style-name="T3">2008/07/30</text:span></text:p>
            </draw:text-box>
          </draw:frame>
        </draw:g>
        <draw:g>
          <draw:polygon draw:style-name="gr5" draw:text-style-name="P1" draw:layer="layout" svg:width="1.59cm" svg:height="0.953cm" svg:x="23.019cm" svg:y="0.807cm" svg:viewBox="0 0 1591 954" draw:points="0,954 1591,954 1591,0 0,0">
            <text:p/>
          </draw:polygon>
          <draw:frame draw:style-name="gr7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polygon draw:style-name="gr5" draw:text-style-name="P1" draw:layer="layout" svg:width="2.064cm" svg:height="0.953cm" svg:x="31.988cm" svg:y="0.807cm" svg:viewBox="0 0 2065 954" draw:points="0,954 2065,954 2065,0 0,0">
          <text:p/>
        </draw:polygon>
        <draw:g>
          <draw:polygon draw:style-name="gr5" draw:text-style-name="P1" draw:layer="layout" svg:width="1.429cm" svg:height="0.953cm" svg:x="30.559cm" svg:y="0.807cm" svg:viewBox="0 0 1430 954" draw:points="0,954 1430,954 1430,0 0,0">
            <text:p/>
          </draw:polygon>
          <draw:frame draw:style-name="gr7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polygon draw:style-name="gr5" draw:text-style-name="P1" draw:layer="layout" svg:width="2.143cm" svg:height="0.953cm" svg:x="35.56cm" svg:y="0.807cm" svg:viewBox="0 0 2144 954" draw:points="0,954 2144,954 2144,0 0,0">
          <text:p/>
        </draw:polygon>
        <draw:g>
          <draw:polygon draw:style-name="gr5" draw:text-style-name="P1" draw:layer="layout" svg:width="1.508cm" svg:height="0.953cm" svg:x="34.052cm" svg:y="0.807cm" svg:viewBox="0 0 1509 954" draw:points="0,954 1509,954 1509,0 0,0">
            <text:p/>
          </draw:polygon>
          <draw:frame draw:style-name="gr7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5" draw:text-style-name="P1" draw:layer="layout" svg:width="2.223cm" svg:height="0.953cm" svg:x="28.337cm" svg:y="0.807cm" svg:viewBox="0 0 2224 954" draw:points="0,954 2224,954 2224,0 0,0">
            <text:p/>
          </draw:polygon>
          <draw:frame draw:style-name="gr7" draw:text-style-name="P3" draw:layer="layout" svg:width="2.223cm" svg:height="0.953cm" svg:x="28.337cm" svg:y="0.807cm">
            <draw:text-box>
              <text:p text:style-name="P2"><text:span text:style-name="T3">SCS </text:span><text:span text:style-name="T3">寺内</text:span></text:p>
            </draw:text-box>
          </draw:frame>
        </draw:g>
        <draw:g>
          <draw:polygon draw:style-name="gr5" draw:text-style-name="P1" draw:layer="layout" svg:width="1.588cm" svg:height="0.953cm" svg:x="26.749cm" svg:y="0.807cm" svg:viewBox="0 0 1589 954" draw:points="0,954 1589,954 1589,0 0,0">
            <text:p/>
          </draw:polygon>
          <draw:frame draw:style-name="gr7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5" draw:text-style-name="P1" draw:layer="layout" svg:width="1.866cm" svg:height="0.953cm" svg:x="38.735cm" svg:y="0.807cm" svg:viewBox="0 0 1867 954" draw:points="0,954 1867,954 1867,0 0,0">
            <text:p/>
          </draw:polygon>
          <draw:frame draw:style-name="gr7" draw:text-style-name="P10" draw:layer="layout" svg:width="1.866cm" svg:height="0.953cm" svg:x="38.735cm" svg:y="0.807cm">
            <draw:text-box>
              <text:p text:style-name="P2"><text:span text:style-name="T3">Issue3.3</text:span></text:p>
            </draw:text-box>
          </draw:frame>
        </draw:g>
        <draw:g>
          <draw:polygon draw:style-name="gr5" draw:text-style-name="P1" draw:layer="layout" svg:width="1.032cm" svg:height="0.953cm" svg:x="37.703cm" svg:y="0.807cm" svg:viewBox="0 0 1033 954" draw:points="0,954 1033,954 1033,0 0,0">
            <text:p/>
          </draw:polygon>
          <draw:frame draw:style-name="gr7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8" draw:text-style-name="P6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15.24cm" svg:y="26.29cm">
            <draw:text-box>
              <text:p text:style-name="P7"><text:span text:style-name="T4">番号</text:span></text:p>
            </draw:text-box>
          </draw:frame>
        </draw:g>
        <draw:frame draw:style-name="gr18" draw:text-style-name="P3" draw:layer="layout" svg:width="10.358cm" svg:height="0.537cm" svg:x="16.435cm" svg:y="28.605cm">
          <draw:text-box>
            <text:p text:style-name="P7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3" draw:layer="layout" svg:width="10.358cm" svg:height="0.537cm" svg:x="16.351cm" svg:y="28.896cm">
          <draw:text-box>
            <text:p text:style-name="P7"><text:span text:style-name="T4">Copyright © 2022, SCSK Corporation. All rights reserved.</text:span></text:p>
          </draw:text-box>
        </draw:frame>
        <draw:g>
          <draw:g>
            <draw:path draw:style-name="gr8" draw:text-style-name="P6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3" draw:layer="layout" svg:width="2.223cm" svg:height="1.883cm" svg:x="16.748cm" svg:y="25.71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1" draw:text-style-name="P1" draw:layer="layout" svg:width="17.304cm" svg:height="4.824cm" svg:x="1.508cm" svg:y="2.25cm" svg:viewBox="0 0 17305 4825" draw:points="0,4825 17305,4825 17305,0 0,0">
            <text:p/>
          </draw:polygon>
          <draw:frame draw:style-name="gr22" draw:text-style-name="P11" draw:layer="layout" svg:width="17.304cm" svg:height="5.25cm" svg:x="1.508cm" svg:y="2.25cm">
            <draw:text-box>
              <text:p text:style-name="P2"><text:span text:style-name="T6">処理概要</text:span></text:p>
              <text:p text:style-name="P2"><text:span text:style-name="T7">　部門入力にて入力</text:span><text:span text:style-name="T7">/</text:span><text:span text:style-name="T7">申請</text:span><text:span text:style-name="T7">/</text:span><text:span text:style-name="T7">承認した振替仕訳と、他モジュールから連携された仕訳を</text:span><text:span text:style-name="T7">GL</text:span><text:span text:style-name="T7">へ取込み、総勘定元帳へ転記する。</text:span></text:p>
              <text:p text:style-name="P2"><text:span text:style-name="T6">システム利用者</text:span></text:p>
              <text:p text:style-name="P2"><text:span text:style-name="T7"><text:s/></text:span><text:span text:style-name="T7">拠点・部門担当者、拠点・部門管理者、財務経理部担当者、財務経理部管理者、システム定期実行</text:span></text:p>
              <text:p text:style-name="P2"><text:span text:style-name="T6">処理タイミング、その他</text:span></text:p>
              <text:p text:style-name="P2"><text:span text:style-name="T7">　部門入力と勘定残高の確認については、随時行う。</text:span></text:p>
              <text:p text:style-name="P2"><text:span text:style-name="T7">　仕訳の</text:span><text:span text:style-name="T7">GL</text:span><text:span text:style-name="T7">取込みと情報システムへのデータ連携については、日次の夜間バッチで処理を行う。</text:span></text:p>
              <text:p text:style-name="P2"><text:span text:style-name="T7">　情報システムへはオープン会計期間の仕訳データおよび夜間処理業務日付にクローズされた会計期間の</text:span></text:p>
              <text:p text:style-name="P2"><text:span text:style-name="T7">　仕訳データを</text:span><text:span text:style-name="T7">Outbound</text:span><text:span text:style-name="T7">する。また、稟議</text:span><text:span text:style-name="T7">WF</text:span><text:span text:style-name="T7">システムへは新規作成された仕訳の差分データを</text:span><text:span text:style-name="T7">Outbound</text:span><text:span text:style-name="T7">する。</text:span></text:p>
            </draw:text-box>
          </draw:frame>
        </draw:g>
        <draw:path draw:style-name="gr2" draw:text-style-name="P1" draw:layer="layout" svg:width="3.175cm" svg:height="0.012cm" svg:x="4.471cm" svg:y="8.442cm" svg:viewBox="0 0 3176 13" svg:d="M0 0h470c4 0 6 2 6 6 0 5 2 7 6 7h2694">
          <text:p/>
        </draw:path>
        <draw:path draw:style-name="gr2" draw:text-style-name="P1" draw:layer="layout" svg:width="1.614cm" svg:height="0.006cm" svg:x="15.108cm" svg:y="12.708cm" svg:viewBox="0 0 1615 7" svg:d="M0 0h474c2 0 3 1 3 3 0 3 0 4 2 4h1136">
          <text:p/>
        </draw:path>
        <draw:path draw:style-name="gr2" draw:text-style-name="P1" draw:layer="layout" svg:width="1.72cm" svg:height="0.012cm" svg:x="23.257cm" svg:y="12.728cm" svg:viewBox="0 0 1721 13" svg:d="M0 0h471c4 0 6 2 6 6 0 5 2 7 6 7h1238">
          <text:p/>
        </draw:path>
        <draw:g>
          <draw:g>
            <draw:path draw:style-name="gr8" draw:text-style-name="P6" draw:layer="layout" svg:width="0.976cm" svg:height="0.976cm" svg:x="39.026cm" svg:y="12.1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39.026cm" svg:y="12.1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39.026cm" svg:y="12.108cm">
            <draw:text-box>
              <text:p text:style-name="P7"><text:span text:style-name="T4">１</text:span></text:p>
            </draw:text-box>
          </draw:frame>
        </draw:g>
        <draw:frame draw:style-name="gr23" draw:text-style-name="P3" draw:layer="layout" svg:width="4.088cm" svg:height="1.487cm" svg:x="16.193cm" svg:y="14.138cm">
          <draw:text-box>
            <text:p text:style-name="P2"><text:span text:style-name="T2">・振替仕訳の申請を行う。</text:span></text:p>
          </draw:text-box>
        </draw:frame>
        <draw:g>
          <draw:g>
            <draw:path draw:style-name="gr8" draw:text-style-name="P6" draw:layer="layout" svg:width="2.539cm" svg:height="0.953cm" svg:x="1.931cm" svg:y="7.9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1.931cm" svg:y="7.9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4" draw:text-style-name="P3" draw:layer="layout" svg:width="2.54cm" svg:height="0.953cm" svg:x="1.931cm" svg:y="7.966cm">
            <draw:text-box>
              <text:p text:style-name="P7"><text:span text:style-name="T3">START</text:span></text:p>
            </draw:text-box>
          </draw:frame>
        </draw:g>
        <draw:g>
          <draw:g>
            <draw:path draw:style-name="gr8" draw:text-style-name="P6" draw:layer="layout" svg:width="2.381cm" svg:height="2.18cm" svg:x="12.7cm" svg:y="13.52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2.7cm" svg:y="13.52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12.7cm" svg:y="13.988cm">
            <draw:text-box>
              <text:p text:style-name="P7"><text:span text:style-name="T3">BFA</text:span><text:span text:style-name="T3">：</text:span><text:span text:style-name="T3">GL</text:span><text:span text:style-name="T3">部門入力明細</text:span></text:p>
              <text:p text:style-name="P7"><text:span text:style-name="T3">テーブル</text:span></text:p>
            </draw:text-box>
          </draw:frame>
        </draw:g>
        <draw:g>
          <draw:polygon draw:style-name="gr9" draw:text-style-name="P1" draw:layer="layout" svg:width="2.54cm" svg:height="1.905cm" svg:x="7.541cm" svg:y="12.793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7.541cm" svg:y="12.792cm">
          <draw:text-box>
            <text:p text:style-name="P2"><text:span text:style-name="T2">CFO_010_S06</text:span></text:p>
          </draw:text-box>
        </draw:frame>
        <draw:g>
          <draw:g>
            <draw:path draw:style-name="gr13" draw:text-style-name="P8" draw:layer="layout" svg:width="3.123cm" svg:height="0.601cm" svg:x="8.161cm" svg:y="14.528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8.161cm" svg:y="14.528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8.161cm" svg:y="14.475cm">
            <draw:text-box>
              <text:p text:style-name="P12"><text:span text:style-name="T4">K0601_01_004</text:span><text:span text:style-name="T4">：振替仕訳データ</text:span><text:span text:style-name="T4">Upload</text:span></text:p>
            </draw:text-box>
          </draw:frame>
        </draw:g>
        <draw:frame draw:style-name="gr28" draw:text-style-name="P3" draw:layer="layout" svg:width="2.54cm" svg:height="1.566cm" svg:x="7.541cm" svg:y="13.132cm">
          <draw:text-box>
            <text:p text:style-name="P7"><text:span text:style-name="T2">BFA</text:span><text:span text:style-name="T2">：</text:span><text:span text:style-name="T2">GL</text:span><text:span text:style-name="T2">部門入力：部門入力アップロード</text:span></text:p>
          </draw:text-box>
        </draw:frame>
        <draw:g>
          <draw:g>
            <draw:polygon draw:style-name="gr8" draw:text-style-name="P6" draw:layer="layout" svg:width="3.395cm" svg:height="1.445cm" svg:x="2.84cm" svg:y="13.015cm" svg:viewBox="0 0 3396 1446" draw:points="0,1446 2674,1446 3396,0 722,0">
              <text:p/>
            </draw:polygon>
            <draw:polygon draw:style-name="gr9" draw:text-style-name="P1" draw:layer="layout" svg:width="3.395cm" svg:height="1.445cm" svg:x="2.84cm" svg:y="13.015cm" svg:viewBox="0 0 3396 1446" draw:points="0,1446 2674,1446 3396,0 722,0">
              <text:p/>
            </draw:polygon>
          </draw:g>
          <draw:frame draw:style-name="gr29" draw:text-style-name="P3" draw:layer="layout" svg:width="1.782cm" svg:height="1.445cm" svg:x="3.647cm" svg:y="13.015cm">
            <draw:text-box>
              <text:p text:style-name="P7"><text:span text:style-name="T2">部門入力</text:span></text:p>
              <text:p text:style-name="P7"><text:span text:style-name="T2">アップロードシート</text:span></text:p>
            </draw:text-box>
          </draw:frame>
        </draw:g>
        <draw:path draw:style-name="gr30" draw:text-style-name="P1" draw:layer="layout" svg:width="1.667cm" svg:height="0.008cm" svg:x="5.874cm" svg:y="13.738cm" svg:viewBox="0 0 1668 9" svg:d="M1668 9h-473c-2 0-4-2-4-5s-1-4-4-4h-1187">
          <text:p/>
        </draw:path>
        <draw:g>
          <draw:g>
            <draw:polygon draw:style-name="gr8" draw:text-style-name="P6" draw:layer="layout" svg:width="2.54cm" svg:height="2.064cm" svg:x="20.717cm" svg:y="11.776cm" svg:viewBox="0 0 2541 2065" draw:points="0,0 0,2065 1271,1748 2541,2065 2541,0">
              <text:p/>
            </draw:polygon>
            <draw:polygon draw:style-name="gr9" draw:text-style-name="P1" draw:layer="layout" svg:width="2.54cm" svg:height="2.064cm" svg:x="20.717cm" svg:y="11.776cm" svg:viewBox="0 0 2541 2065" draw:points="0,0 0,2065 1271,1748 2541,2065 2541,0">
              <text:p/>
            </draw:polygon>
          </draw:g>
        </draw:g>
        <draw:frame draw:style-name="gr26" draw:text-style-name="P3" draw:layer="layout" svg:width="2.54cm" svg:height="0.341cm" svg:x="20.717cm" svg:y="11.775cm">
          <draw:text-box>
            <text:p text:style-name="P2"><text:span text:style-name="T2">CFO_010_S05</text:span></text:p>
          </draw:text-box>
        </draw:frame>
        <draw:g>
          <draw:g>
            <draw:path draw:style-name="gr13" draw:text-style-name="P8" draw:layer="layout" svg:width="2.877cm" svg:height="0.748cm" svg:x="21.332cm" svg:y="13.244cm" svg:viewBox="0 0 2878 749" svg:d="M101 749h2675c68 0 102-34 102-101v-547c0-67-34-101-102-101h-2675c-67 0-101 34-101 101v547c0 67 34 101 101 101z">
              <text:p/>
            </draw:path>
            <draw:path draw:style-name="gr9" draw:text-style-name="P1" draw:layer="layout" svg:width="2.877cm" svg:height="0.748cm" svg:x="21.332cm" svg:y="13.244cm" svg:viewBox="0 0 2878 749" svg:d="M101 749h2675c68 0 102-34 102-101v-547c0-67-34-101-102-101h-2675c-67 0-101 34-101 101v547c0 67 34 101 101 101z">
              <text:p/>
            </draw:path>
          </draw:g>
          <draw:frame draw:style-name="gr31" draw:text-style-name="P3" draw:layer="layout" svg:width="2.877cm" svg:height="0.748cm" svg:x="21.332cm" svg:y="13.244cm">
            <draw:text-box>
              <text:p text:style-name="P12"><text:span text:style-name="T4">K0601_01_006</text:span><text:span text:style-name="T4">：申請書印刷</text:span></text:p>
            </draw:text-box>
          </draw:frame>
        </draw:g>
        <draw:frame draw:style-name="gr28" draw:text-style-name="P3" draw:layer="layout" svg:width="2.54cm" svg:height="1.566cm" svg:x="20.717cm" svg:y="12.115cm">
          <draw:text-box>
            <text:p text:style-name="P7"><text:span text:style-name="T2">BFA</text:span><text:span text:style-name="T2">：</text:span><text:span text:style-name="T2">GL</text:span><text:span text:style-name="T2">部門入力：証憑台紙</text:span></text:p>
          </draw:text-box>
        </draw:frame>
        <draw:path draw:style-name="gr5" draw:text-style-name="P1" draw:layer="layout" svg:width="2.111cm" svg:height="2.111cm" svg:x="24.765cm" svg:y="11.63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25.854cm" svg:y="13.086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24.831cm" svg:y="11.783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3" draw:layer="layout" svg:width="3.792cm" svg:height="1.303cm" svg:x="23.924cm" svg:y="13.575cm">
          <draw:text-box>
            <text:p text:style-name="P7"><text:span text:style-name="T8">CFO_010_S07</text:span><text:span text:style-name="T8">：</text:span></text:p>
            <text:p text:style-name="P7"><text:span text:style-name="T8">BFA</text:span><text:span text:style-name="T8">：</text:span><text:span text:style-name="T8">GL</text:span><text:span text:style-name="T8">部門入力：照会画面</text:span></text:p>
          </draw:text-box>
        </draw:frame>
        <draw:g>
          <draw:g>
            <draw:path draw:style-name="gr13" draw:text-style-name="P8" draw:layer="layout" svg:width="2.196cm" svg:height="0.781cm" svg:x="26.061cm" svg:y="12.992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26.061cm" svg:y="12.992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26.061cm" svg:y="12.992cm">
            <draw:text-box>
              <text:p text:style-name="P12"><text:span text:style-name="T4">K0601_01_011</text:span><text:span text:style-name="T4">：依頼の承認</text:span></text:p>
            </draw:text-box>
          </draw:frame>
        </draw:g>
        <draw:g>
          <draw:polygon draw:style-name="gr9" draw:text-style-name="P1" draw:layer="layout" svg:width="2.54cm" svg:height="1.905cm" svg:x="28.977cm" svg:y="11.777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8.977cm" svg:y="11.776cm">
          <draw:text-box>
            <text:p text:style-name="P2"><text:span text:style-name="T2">CFO_010_S09</text:span></text:p>
          </draw:text-box>
        </draw:frame>
        <draw:g>
          <draw:g>
            <draw:path draw:style-name="gr13" draw:text-style-name="P8" draw:layer="layout" svg:width="3.123cm" svg:height="0.601cm" svg:x="29.597cm" svg:y="13.512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29.597cm" svg:y="13.512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29.597cm" svg:y="13.459cm">
            <draw:text-box>
              <text:p text:style-name="P12"><text:span text:style-name="T4">K0601_01_002</text:span><text:span text:style-name="T4">：【自動】承認仕訳の転送</text:span></text:p>
            </draw:text-box>
          </draw:frame>
        </draw:g>
        <draw:frame draw:style-name="gr28" draw:text-style-name="P3" draw:layer="layout" svg:width="2.54cm" svg:height="1.566cm" svg:x="28.977cm" svg:y="12.116cm">
          <draw:text-box>
            <text:p text:style-name="P7"><text:span text:style-name="T2">BFA</text:span><text:span text:style-name="T2">：承認済仕訳の転送</text:span></text:p>
          </draw:text-box>
        </draw:frame>
        <draw:g>
          <draw:polygon draw:style-name="gr9" draw:text-style-name="P1" draw:layer="layout" svg:width="2.54cm" svg:height="1.905cm" svg:x="4.921cm" svg:y="17.556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4.921cm" svg:y="17.555cm">
          <draw:text-box>
            <text:p text:style-name="P2"><text:span text:style-name="T2">CFO_010_S08</text:span></text:p>
          </draw:text-box>
        </draw:frame>
        <draw:g>
          <draw:g>
            <draw:path draw:style-name="gr13" draw:text-style-name="P8" draw:layer="layout" svg:width="3.123cm" svg:height="0.601cm" svg:x="5.541cm" svg:y="19.291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5.541cm" svg:y="19.291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5.541cm" svg:y="19.238cm">
            <draw:text-box>
              <text:p text:style-name="P12"><text:span text:style-name="T4">K0601_01_003</text:span><text:span text:style-name="T4">：【自動】仕訳の転記</text:span></text:p>
            </draw:text-box>
          </draw:frame>
        </draw:g>
        <draw:frame draw:style-name="gr28" draw:text-style-name="P3" draw:layer="layout" svg:width="2.54cm" svg:height="1.566cm" svg:x="4.921cm" svg:y="17.894cm">
          <draw:text-box>
            <text:p text:style-name="P7"><text:span text:style-name="T2">標準：</text:span></text:p>
            <text:p text:style-name="P7"><text:span text:style-name="T2">自動転記</text:span></text:p>
          </draw:text-box>
        </draw:frame>
        <draw:frame draw:style-name="gr34" draw:text-style-name="P3" draw:layer="layout" svg:width="3.36cm" svg:height="1.283cm" svg:x="2.937cm" svg:y="14.553cm">
          <draw:text-box>
            <text:p text:style-name="P2"><text:span text:style-name="T2">・振替仕訳データを</text:span><text:span text:style-name="T2">EXCEL</text:span><text:span text:style-name="T2">シートで作成する。</text:span></text:p>
          </draw:text-box>
        </draw:frame>
        <draw:frame draw:style-name="gr35" draw:text-style-name="P3" draw:layer="layout" svg:width="4.471cm" svg:height="1.843cm" svg:x="6.773cm" svg:y="15.093cm">
          <draw:text-box>
            <text:p text:style-name="P2"><text:span text:style-name="T2">・</text:span><text:span text:style-name="T2">GL</text:span><text:span text:style-name="T2">部門入力：仕訳入力画面よりアップロード機能を起動し、</text:span><text:span text:style-name="T2">EXCEL</text:span><text:span text:style-name="T2">シートの振替仕訳データを部門入力に一括アップロードする。</text:span></text:p>
          </draw:text-box>
        </draw:frame>
        <draw:g>
          <draw:polygon draw:style-name="gr8" draw:text-style-name="P6" draw:layer="layout" svg:width="5.953cm" svg:height="1.283cm" svg:x="5.715cm" svg:y="10.399cm" svg:viewBox="0 0 5954 1284" draw:points="0,1284 5954,1284 5954,0 0,0">
            <text:p/>
          </draw:polygon>
          <draw:frame draw:style-name="gr36" draw:text-style-name="P3" draw:layer="layout" svg:width="5.953cm" svg:height="1.503cm" svg:x="5.715cm" svg:y="10.289cm">
            <draw:text-box>
              <text:p text:style-name="P2"><text:span text:style-name="T2">・振替仕訳の入力を行う。</text:span></text:p>
              <text:p text:style-name="P2"><text:span text:style-name="T2">・画面からの直接入力と、部門入力アップロード機能を使用した振替仕訳データの一括取込みが可能。</text:span></text:p>
            </draw:text-box>
          </draw:frame>
        </draw:g>
        <draw:line draw:style-name="gr2" draw:text-style-name="P1" draw:layer="layout" svg:x1="26.612cm" svg:y1="12.687cm" svg:x2="28.977cm" svg:y2="12.73cm">
          <text:p/>
        </draw:line>
        <draw:frame draw:style-name="gr23" draw:text-style-name="P3" draw:layer="layout" svg:width="4.088cm" svg:height="1.487cm" svg:x="23.971cm" svg:y="14.138cm">
          <draw:text-box>
            <text:p text:style-name="P2"><text:span text:style-name="T2">・申請仕訳の確認</text:span><text:span text:style-name="T2">/</text:span><text:span text:style-name="T2">承認を行う。</text:span></text:p>
          </draw:text-box>
        </draw:frame>
        <draw:frame draw:style-name="gr23" draw:text-style-name="P3" draw:layer="layout" svg:width="4.088cm" svg:height="1.487cm" svg:x="28.31cm" svg:y="13.899cm">
          <draw:text-box>
            <text:p text:style-name="P2"><text:span text:style-name="T2">・</text:span><text:span text:style-name="T2">GL</text:span><text:span text:style-name="T2">部門入力で承認された仕訳データを</text:span><text:span text:style-name="T2">GL</text:span><text:span text:style-name="T2">に取込む。</text:span></text:p>
          </draw:text-box>
        </draw:frame>
        <draw:frame draw:style-name="gr23" draw:text-style-name="P3" draw:layer="layout" svg:width="4.088cm" svg:height="1.487cm" svg:x="4.313cm" svg:y="19.614cm">
          <draw:text-box>
            <text:p text:style-name="P2"><text:span text:style-name="T2">・</text:span><text:span text:style-name="T2">GL</text:span><text:span text:style-name="T2">に取込まれた仕訳を自動で転記する。</text:span></text:p>
          </draw:text-box>
        </draw:frame>
        <draw:g>
          <draw:polygon draw:style-name="gr9" draw:text-style-name="P1" draw:layer="layout" svg:width="2.54cm" svg:height="1.905cm" svg:x="28.284cm" svg:y="5.729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8.284cm" svg:y="5.728cm">
          <draw:text-box>
            <text:p text:style-name="P2"><text:span text:style-name="T2">CFO_010_S02</text:span></text:p>
          </draw:text-box>
        </draw:frame>
        <draw:g>
          <draw:g>
            <draw:path draw:style-name="gr13" draw:text-style-name="P8" draw:layer="layout" svg:width="3.123cm" svg:height="0.601cm" svg:x="28.904cm" svg:y="7.464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28.904cm" svg:y="7.464cm" svg:viewBox="0 0 3124 602" svg:d="M101 602h2921c68 0 102-34 102-101v-400c0-67-34-101-102-101h-2921c-67 0-101 34-101 101v400c0 67 34 101 101 101z">
              <text:p/>
            </draw:path>
          </draw:g>
          <draw:frame draw:style-name="gr37" draw:text-style-name="P3" draw:layer="layout" svg:width="3.123cm" svg:height="0.919cm" svg:x="28.904cm" svg:y="7.305cm">
            <draw:text-box>
              <text:p text:style-name="P12"><text:span text:style-name="T4">K0601_03_001</text:span><text:span text:style-name="T4">：【自動】他モジュールからの仕訳インポート</text:span></text:p>
            </draw:text-box>
          </draw:frame>
        </draw:g>
        <draw:frame draw:style-name="gr28" draw:text-style-name="P3" draw:layer="layout" svg:width="2.54cm" svg:height="1.566cm" svg:x="28.284cm" svg:y="6.068cm">
          <draw:text-box>
            <text:p text:style-name="P7"><text:span text:style-name="T2">標準：</text:span></text:p>
            <text:p text:style-name="P7"><text:span text:style-name="T2">GL</text:span><text:span text:style-name="T2">：仕訳インポート</text:span></text:p>
          </draw:text-box>
        </draw:frame>
        <draw:path draw:style-name="gr2" draw:text-style-name="P1" draw:layer="layout" svg:width="9.869cm" svg:height="2.275cm" svg:x="15.108cm" svg:y="10.465cm" svg:viewBox="0 0 9870 2276" svg:d="M0 2244h449c106 0 159-53 159-159v-1927c0-105 53-158 159-158h7886c106 0 159 53 159 158v1959c0 106 53 159 159 159h899">
          <text:p/>
        </draw:path>
        <draw:path draw:style-name="gr2" draw:text-style-name="P1" draw:layer="layout" svg:width="13.869cm" svg:height="2.265cm" svg:x="15.108cm" svg:y="10.465cm" svg:viewBox="0 0 13870 2266" svg:d="M0 2245h449c106 0 159-53 159-159v-1928c0-105 53-158 159-158h11591c105 0 158 53 158 158v1950c0 105 53 158 159 158h1195">
          <text:p/>
        </draw:path>
        <draw:line draw:style-name="gr2" draw:text-style-name="P1" draw:layer="layout" svg:x1="31.517cm" svg:y1="12.73cm" svg:x2="32.835cm" svg:y2="12.73cm">
          <text:p/>
        </draw:line>
        <draw:g>
          <draw:g>
            <draw:path draw:style-name="gr8" draw:text-style-name="P6" draw:layer="layout" svg:width="2.381cm" svg:height="2.18cm" svg:x="25.374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25.374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25.374cm" svg:y="6.181cm">
            <draw:text-box>
              <text:p text:style-name="P7"><text:span text:style-name="T3">標準：</text:span><text:span text:style-name="T3">GLOIF</text:span></text:p>
            </draw:text-box>
          </draw:frame>
        </draw:g>
        <draw:path draw:style-name="gr2" draw:text-style-name="P1" draw:layer="layout" svg:width="0.529cm" svg:height="0.006cm" svg:x="27.755cm" svg:y="6.676cm" svg:viewBox="0 0 530 7" svg:d="M0 0h303c1 0 2 1 2 3 0 3 1 4 3 4h222">
          <text:p/>
        </draw:path>
        <draw:path draw:style-name="gr30" draw:text-style-name="P1" draw:layer="layout" svg:width="3.565cm" svg:height="6.052cm" svg:x="30.824cm" svg:y="6.681cm" svg:viewBox="0 0 3566 6053" svg:d="M3566 6053h-2032c-106 0-159-53-159-158v-5737c0-105-52-158-158-158h-1217">
          <text:p/>
        </draw:path>
        <draw:line draw:style-name="gr2" draw:text-style-name="P1" draw:layer="layout" svg:x1="37.796cm" svg:y1="12.596cm" svg:x2="39.026cm" svg:y2="12.596cm">
          <text:p/>
        </draw:line>
        <draw:g>
          <draw:g>
            <draw:path draw:style-name="gr8" draw:text-style-name="P6" draw:layer="layout" svg:width="2.606cm" svg:height="2.249cm" svg:x="15.372cm" svg:y="22.186cm" svg:viewBox="0 0 2607 2250" svg:d="M0 325v1600c0 57 60 113 175 162 114 50 279 91 477 119 198 29 423 44 652 44 228 0 453-15 651-44 198-28 363-69 477-119 115-49 175-105 175-162v-1600c0-57-60-113-175-162-114-50-279-91-477-119-198-29-423-44-652-44-228 0-453 15-651 44-198 28-363 69-477 119-115 49-175 105-175 162z">
              <text:p/>
            </draw:path>
            <draw:path draw:style-name="gr5" draw:text-style-name="P1" draw:layer="layout" svg:width="2.606cm" svg:height="2.249cm" svg:x="15.372cm" svg:y="22.186cm" svg:viewBox="0 0 2607 2250" svg:d="M0 325v1600c0 57 60 113 175 162 114 50 279 91 477 119 198 29 423 44 652 44 228 0 453-15 651-44 198-28 363-69 477-119 115-49 175-105 175-162v-1600c0-57-60-113-175-162-114-50-279-91-477-119-198-29-423-44-652-44-228 0-453 15-651 44-198 28-363 69-477 119-115 49-175 105-175 162zM0 325c0 57 60 113 175 163 114 49 279 90 477 119s423 44 652 44c228 0 453-15 651-44s363-70 477-119c115-50 175-106 175-163">
              <text:p/>
            </draw:path>
          </draw:g>
          <draw:frame draw:style-name="gr25" draw:text-style-name="P3" draw:layer="layout" svg:width="2.606cm" svg:height="1.549cm" svg:x="15.372cm" svg:y="22.699cm">
            <draw:text-box>
              <text:p text:style-name="P7"><text:span text:style-name="T3">標準：会計</text:span></text:p>
              <text:p text:style-name="P7"><text:span text:style-name="T3">期間ステータステーブル</text:span></text:p>
            </draw:text-box>
          </draw:frame>
        </draw:g>
        <draw:g>
          <draw:g>
            <draw:path draw:style-name="gr8" draw:text-style-name="P6" draw:layer="layout" svg:width="2.514cm" svg:height="2.223cm" svg:x="17.965cm" svg:y="22.212cm" svg:viewBox="0 0 2515 2224" svg:d="M0 314v1596c0 55 58 109 168 157 111 48 270 87 461 115s408 42 629 42c220 0 437-14 628-42s350-67 461-115c110-48 168-102 168-157v-1596c0-55-58-109-168-157-111-48-270-87-461-115s-408-42-629-42c-220 0-437 14-628 42s-350 67-461 115c-110 48-168 102-168 157z">
              <text:p/>
            </draw:path>
            <draw:path draw:style-name="gr5" draw:text-style-name="P1" draw:layer="layout" svg:width="2.514cm" svg:height="2.223cm" svg:x="17.965cm" svg:y="22.212cm" svg:viewBox="0 0 2515 2224" svg:d="M0 314v1596c0 55 58 109 168 157 111 48 270 87 461 115s408 42 629 42c220 0 437-14 628-42s350-67 461-115c110-48 168-102 168-157v-1596c0-55-58-109-168-157-111-48-270-87-461-115s-408-42-629-42c-220 0-437 14-628 42s-350 67-461 115c-110 48-168 102-168 157zM0 314c0 55 58 110 168 157 111 48 270 88 461 116 191 27 408 42 629 42 220 0 437-15 628-42 191-28 350-68 461-116 110-47 168-102 168-157">
              <text:p/>
            </draw:path>
          </draw:g>
          <draw:frame draw:style-name="gr25" draw:text-style-name="P3" draw:layer="layout" svg:width="2.514cm" svg:height="1.549cm" svg:x="17.965cm" svg:y="22.707cm">
            <draw:text-box>
              <text:p text:style-name="P7"><text:span text:style-name="T3">標準：</text:span></text:p>
              <text:p text:style-name="P7"><text:span text:style-name="T3">値セット値</text:span></text:p>
              <text:p text:style-name="P7"><text:span text:style-name="T3">マスタ</text:span></text:p>
            </draw:text-box>
          </draw:frame>
        </draw:g>
        <draw:g>
          <draw:polygon draw:style-name="gr8" draw:text-style-name="P6" draw:layer="layout" svg:width="5.437cm" svg:height="4.915cm" svg:x="32.822cm" svg:y="10.259cm" svg:viewBox="0 0 5438 4916" draw:points="0,4916 5438,4916 5438,0 0,0">
            <text:p/>
          </draw:polygon>
          <draw:polygon draw:style-name="gr5" draw:text-style-name="P1" draw:layer="layout" svg:width="5.437cm" svg:height="4.915cm" svg:x="32.822cm" svg:y="10.259cm" svg:viewBox="0 0 5438 4916" draw:points="0,4916 5438,4916 5438,0 0,0">
            <text:p/>
          </draw:polygon>
        </draw:g>
        <draw:g>
          <draw:g>
            <draw:path draw:style-name="gr8" draw:text-style-name="P6" draw:layer="layout" svg:width="2.262cm" svg:height="2.07cm" svg:x="33.258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3.258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3.258cm" svg:y="13.128cm">
            <draw:text-box>
              <text:p text:style-name="P7"><text:span text:style-name="T3">標準：</text:span></text:p>
              <text:p text:style-name="P7"><text:span text:style-name="T3">仕訳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35.534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5.534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5.534cm" svg:y="13.128cm">
            <draw:text-box>
              <text:p text:style-name="P7"><text:span text:style-name="T3">標準：</text:span></text:p>
              <text:p text:style-name="P7"><text:span text:style-name="T3">仕訳明細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35.534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5.534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5.534cm" svg:y="11.064cm">
            <draw:text-box>
              <text:p text:style-name="P7"><text:span text:style-name="T3">標準：</text:span></text:p>
              <text:p text:style-name="P7"><text:span text:style-name="T3">勘定科目</text:span></text:p>
              <text:p text:style-name="P7"><text:span text:style-name="T3">組合せ</text:span></text:p>
            </draw:text-box>
          </draw:frame>
        </draw:g>
        <draw:g>
          <draw:g>
            <draw:path draw:style-name="gr8" draw:text-style-name="P6" draw:layer="layout" svg:width="2.262cm" svg:height="2.07cm" svg:x="33.258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3.258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3.258cm" svg:y="11.064cm">
            <draw:text-box>
              <text:p text:style-name="P7"><text:span text:style-name="T3">標準：</text:span></text:p>
              <text:p text:style-name="P7"><text:span text:style-name="T3">仕訳バッチ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0.976cm" svg:height="0.976cm" svg:x="2.91cm" svg:y="18.0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2.91cm" svg:y="18.0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2.91cm" svg:y="18.008cm">
            <draw:text-box>
              <text:p text:style-name="P7"><text:span text:style-name="T4">１</text:span></text:p>
            </draw:text-box>
          </draw:frame>
        </draw:g>
        <draw:g>
          <draw:g>
            <draw:path draw:style-name="gr8" draw:text-style-name="P6" draw:layer="layout" svg:width="2.262cm" svg:height="2.07cm" svg:x="9.26cm" svg:y="17.46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9.26cm" svg:y="17.46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9.26cm" svg:y="17.871cm">
            <draw:text-box>
              <text:p text:style-name="P7"><text:span text:style-name="T3">標準：</text:span></text:p>
              <text:p text:style-name="P7"><text:span text:style-name="T3">仕訳残高</text:span></text:p>
              <text:p text:style-name="P7"><text:span text:style-name="T3">テーブル</text:span></text:p>
            </draw:text-box>
          </draw:frame>
        </draw:g>
        <draw:path draw:style-name="gr2" draw:text-style-name="P1" draw:layer="layout" svg:width="1.035cm" svg:height="0.012cm" svg:x="3.887cm" svg:y="18.496cm" svg:viewBox="0 0 1036 13" svg:d="M0 0h471c4 0 6 2 6 6 0 5 2 7 6 7h553">
          <text:p/>
        </draw:path>
        <draw:path draw:style-name="gr2" draw:text-style-name="P1" draw:layer="layout" svg:width="1.799cm" svg:height="0.004cm" svg:x="7.461cm" svg:y="18.504cm" svg:viewBox="0 0 1800 5" svg:d="M0 5h474c2 0 2-1 2-3 0-1 1-2 2-2h1322">
          <text:p/>
        </draw:path>
        <draw:path draw:style-name="gr2" draw:text-style-name="P1" draw:layer="layout" svg:width="1.521cm" svg:height="0.004cm" svg:x="11.523cm" svg:y="18.504cm" svg:viewBox="0 0 1522 5" svg:d="M0 0h474c2 0 2 1 2 2 0 2 1 3 2 3h1044">
          <text:p/>
        </draw:path>
        <draw:frame draw:style-name="gr23" draw:text-style-name="P3" draw:layer="layout" svg:width="4.088cm" svg:height="1.487cm" svg:x="27.702cm" svg:y="8.184cm">
          <draw:text-box>
            <text:p text:style-name="P2"><text:span text:style-name="T2">・</text:span><text:span text:style-name="T2">EBS</text:span><text:span text:style-name="T2">内の他モジュールからインタフェースされた仕訳データを</text:span><text:span text:style-name="T2">GL</text:span><text:span text:style-name="T2">に取込む。</text:span></text:p>
          </draw:text-box>
        </draw:frame>
        <draw:path draw:style-name="gr5" draw:text-style-name="P1" draw:layer="layout" svg:width="2.111cm" svg:height="2.111cm" svg:x="16.51cm" svg:y="11.608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17.599cm" svg:y="13.059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16.576cm" svg:y="11.75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13" draw:layer="layout" svg:width="4.081cm" svg:height="1.303cm" svg:x="15.669cm" svg:y="13.548cm">
          <draw:text-box>
            <text:p text:style-name="P7"><text:span text:style-name="T8">CFO_010_S04</text:span><text:span text:style-name="T8">：</text:span></text:p>
            <text:p text:style-name="P7"><text:span text:style-name="T8">BFA</text:span><text:span text:style-name="T8">：</text:span><text:span text:style-name="T8">GL</text:span><text:span text:style-name="T8">部門入力：仕訳入力</text:span></text:p>
          </draw:text-box>
        </draw:frame>
        <draw:g>
          <draw:g>
            <draw:path draw:style-name="gr13" draw:text-style-name="P8" draw:layer="layout" svg:width="2.196cm" svg:height="0.781cm" svg:x="17.806cm" svg:y="12.965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17.806cm" svg:y="12.965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17.806cm" svg:y="12.965cm">
            <draw:text-box>
              <text:p text:style-name="P12"><text:span text:style-name="T4">K0601_01_002</text:span><text:span text:style-name="T4">：振替仕訳申請</text:span></text:p>
            </draw:text-box>
          </draw:frame>
        </draw:g>
        <draw:line draw:style-name="gr2" draw:text-style-name="P1" draw:layer="layout" svg:x1="18.357cm" svg:y1="12.411cm" svg:x2="20.716cm" svg:y2="12.411cm">
          <text:p/>
        </draw:line>
        <draw:g>
          <draw:polygon draw:style-name="gr8" draw:text-style-name="P6" draw:layer="layout" svg:width="2.111cm" svg:height="2.111cm" svg:x="7.435cm" svg:y="7.348cm" svg:viewBox="0 0 2112 2112" draw:points="461,1386 0,1386 0,2112 2112,2112 2112,1386 1650,1386 1650,1287 1848,1287 1848,0 263,0 263,1287 461,1287">
            <text:p/>
          </draw:polygon>
          <draw:path draw:style-name="gr5" draw:text-style-name="P1" draw:layer="layout" svg:width="2.111cm" svg:height="2.111cm" svg:x="7.435cm" svg:y="7.348cm" svg:viewBox="0 0 2112 2112" svg:d="M461 1386h-461v726h2112v-726h-462v-99h198v-1287h-1585v1287h198zM461 1386h1189M461 1287h1189">
            <text:p/>
          </draw:path>
        </draw:g>
        <draw:g>
          <draw:path draw:style-name="gr8" draw:text-style-name="P6" draw:layer="layout" svg:width="0.858cm" svg:height="0.594cm" svg:x="8.523cm" svg:y="8.8cm" svg:viewBox="0 0 859 595" svg:d="M0 595h694v-595h-694zM760 98h99v-98h-99z">
            <text:p/>
          </draw:path>
          <draw:path draw:style-name="gr9" draw:text-style-name="P1" draw:layer="layout" svg:width="0.858cm" svg:height="0.594cm" svg:x="8.523cm" svg:y="8.8cm" svg:viewBox="0 0 859 595" svg:d="M0 595h694v-595h-694zM0 198h694M0 396h694M32 297h629M396 363h198v-132h-198zM760 98h99v-98h-99z">
            <text:p/>
          </draw:path>
        </draw:g>
        <draw:g>
          <draw:path draw:style-name="gr8" draw:text-style-name="P6" draw:layer="layout" svg:width="1.979cm" svg:height="1.419cm" svg:x="7.501cm" svg:y="7.497cm" svg:viewBox="0 0 1980 1420" svg:d="M1658 1015h74v-25h-74zM445 842v-744h1089v744zM395 891h1189v-842h49v-49h-1287v941h49zM0 1371h197v-66h-197zM1155 1420h429v-33h-429zM1914 1338h66v-33h-66zM1914 1403h66v-32h-66z">
            <text:p/>
          </draw:path>
          <draw:path draw:style-name="gr9" draw:text-style-name="P1" draw:layer="layout" svg:width="1.979cm" svg:height="1.419cm" svg:x="7.501cm" svg:y="7.497cm" svg:viewBox="0 0 1980 1420" svg:d="M1658 1015h74v-25h-74zM445 842v-744h1089v744zM395 891h1189v-842h49v-49h-1287v941h49zM197 1064h1585M593 1140v-76M989 1140v-76M0 1371h197v-66h-197zM1155 1420h429v-33h-429zM1914 1338h66v-33h-66zM1914 1403h66v-32h-66z">
            <text:p/>
          </draw:path>
        </draw:g>
        <draw:frame draw:style-name="gr32" draw:text-style-name="P13" draw:layer="layout" svg:width="4.156cm" svg:height="1.303cm" svg:x="6.594cm" svg:y="9.288cm">
          <draw:text-box>
            <text:p text:style-name="P7"><text:span text:style-name="T8">CFO_010_S04</text:span><text:span text:style-name="T8">：</text:span></text:p>
            <text:p text:style-name="P7"><text:span text:style-name="T8">BFA</text:span><text:span text:style-name="T8">：</text:span><text:span text:style-name="T8">GL</text:span><text:span text:style-name="T8">部門入力：仕訳入力</text:span></text:p>
          </draw:text-box>
        </draw:frame>
        <draw:g>
          <draw:g>
            <draw:path draw:style-name="gr13" draw:text-style-name="P8" draw:layer="layout" svg:width="2.196cm" svg:height="0.781cm" svg:x="8.731cm" svg:y="8.705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8.731cm" svg:y="8.705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8.731cm" svg:y="8.705cm">
            <draw:text-box>
              <text:p text:style-name="P12"><text:span text:style-name="T4">K0601_01_002</text:span><text:span text:style-name="T4">：振替仕訳入力</text:span></text:p>
            </draw:text-box>
          </draw:frame>
        </draw:g>
        <draw:path draw:style-name="gr2" draw:text-style-name="P1" draw:layer="layout" svg:width="5.609cm" svg:height="2.237cm" svg:x="15.108cm" svg:y="10.491cm" svg:viewBox="0 0 5610 2238" svg:d="M0 2218h449c106 0 159-53 159-159v-1901c0-105 53-158 159-158h3758c106 0 159 53 159 158v1656c-19 0-37 5-53 14s-30 23-39 39-14 34-14 53c0 18 5 37 14 53s23 29 39 39c16 9 34 14 53 14v106c0 71 35 106 105 106h821">
          <text:p/>
        </draw:path>
        <draw:g>
          <draw:polygon draw:style-name="gr5" draw:text-style-name="P1" draw:layer="layout" svg:width="2.143cm" svg:height="0.953cm" svg:x="35.56cm" svg:y="0.807cm" svg:viewBox="0 0 2144 954" draw:points="0,954 2144,954 2144,0 0,0">
            <text:p/>
          </draw:polygon>
          <draw:frame draw:style-name="gr7" draw:text-style-name="P10" draw:layer="layout" svg:width="2.143cm" svg:height="0.953cm" svg:x="35.56cm" svg:y="0.807cm">
            <draw:text-box>
              <text:p text:style-name="P2"><text:span text:style-name="T3">SCSK </text:span><text:span text:style-name="T3">伊藤</text:span></text:p>
            </draw:text-box>
          </draw:frame>
        </draw:g>
        <draw:g>
          <draw:polygon draw:style-name="gr5" draw:text-style-name="P1" draw:layer="layout" svg:width="2.064cm" svg:height="0.953cm" svg:x="31.988cm" svg:y="0.807cm" svg:viewBox="0 0 2065 954" draw:points="0,954 2065,954 2065,0 0,0">
            <text:p/>
          </draw:polygon>
          <draw:frame draw:style-name="gr39" draw:text-style-name="P10" draw:layer="layout" svg:width="2.064cm" svg:height="0.953cm" svg:x="31.988cm" svg:y="0.807cm">
            <draw:text-box>
              <text:p text:style-name="P2"><text:span text:style-name="T3">2022/07/22</text:span></text:p>
            </draw:text-box>
          </draw:frame>
        </draw:g>
        <draw:path draw:style-name="gr30" draw:text-style-name="P1" draw:layer="layout" svg:width="2.646cm" svg:height="0.72cm" svg:x="10.081cm" svg:y="12.708cm" svg:viewBox="0 0 2647 721" svg:d="M2647 0h-715c-106 0-159 53-159 158v405c0 105-53 158-159 158h-1614">
          <text:p/>
        </draw:path>
        <draw:g>
          <draw:polygon draw:style-name="gr9" draw:text-style-name="P1" draw:layer="layout" svg:width="2.54cm" svg:height="1.905cm" svg:x="21.934cm" svg:y="5.702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1.934cm" svg:y="5.701cm">
          <draw:text-box>
            <text:p text:style-name="P2"><text:span text:style-name="T2">CFO_010_A03</text:span></text:p>
          </draw:text-box>
        </draw:frame>
        <draw:g>
          <draw:g>
            <draw:path draw:style-name="gr13" draw:text-style-name="P8" draw:layer="layout" svg:width="2.682cm" svg:height="0.779cm" svg:x="22.554cm" svg:y="7.437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22.554cm" svg:y="7.437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22.554cm" svg:y="7.367cm">
            <draw:text-box>
              <text:p text:style-name="P12"><text:span text:style-name="T4">K0601_03_001</text:span><text:span text:style-name="T4">：【自動】他モジュールからの仕訳インポート</text:span></text:p>
            </draw:text-box>
          </draw:frame>
        </draw:g>
        <draw:frame draw:style-name="gr28" draw:text-style-name="P3" draw:layer="layout" svg:width="2.54cm" svg:height="1.566cm" svg:x="21.934cm" svg:y="6.041cm">
          <draw:text-box>
            <text:p text:style-name="P7"><text:span text:style-name="T2">アドオン：</text:span></text:p>
            <text:p text:style-name="P7"><text:span text:style-name="T2">GLIF</text:span><text:span text:style-name="T2">グループ</text:span><text:span text:style-name="T2">ID <text:s/></text:span><text:span text:style-name="T2">更新</text:span></text:p>
          </draw:text-box>
        </draw:frame>
        <draw:g>
          <draw:g>
            <draw:path draw:style-name="gr8" draw:text-style-name="P6" draw:layer="layout" svg:width="2.381cm" svg:height="2.18cm" svg:x="18.997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8.997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18.997cm" svg:y="6.181cm">
            <draw:text-box>
              <text:p text:style-name="P7"><text:span text:style-name="T3">標準：</text:span><text:span text:style-name="T3">GLOIF</text:span></text:p>
            </draw:text-box>
          </draw:frame>
        </draw:g>
        <draw:path draw:style-name="gr2" draw:text-style-name="P1" draw:layer="layout" svg:width="0.556cm" svg:height="0.021cm" svg:x="21.378cm" svg:y="6.655cm" svg:viewBox="0 0 557 22" svg:d="M0 22h295c7 0 10-4 10-11s4-11 11-11h241">
          <text:p/>
        </draw:path>
        <draw:path draw:style-name="gr2" draw:text-style-name="P1" draw:layer="layout" svg:width="0.9cm" svg:height="0.021cm" svg:x="24.474cm" svg:y="6.655cm" svg:viewBox="0 0 901 22" svg:d="M0 0h466c7 0 11 4 11 11s3 11 10 11h414">
          <text:p/>
        </draw:path>
        <draw:g>
          <draw:polygon draw:style-name="gr9" draw:text-style-name="P1" draw:layer="layout" svg:width="2.54cm" svg:height="1.905cm" svg:x="23.125cm" svg:y="21.313cm" svg:viewBox="0 0 2541 1906" draw:points="158,0 0,158 0,1747 158,1906 2382,1906 2541,1747 2541,158 2382,0">
            <text:p/>
          </draw:polygon>
        </draw:g>
        <draw:frame draw:style-name="gr28" draw:text-style-name="P14" draw:layer="layout" svg:width="2.54cm" svg:height="1.566cm" svg:x="23.09cm" svg:y="21.636cm">
          <draw:text-box>
            <text:p text:style-name="P7"><text:span text:style-name="T2">アドオン：</text:span></text:p>
            <text:p text:style-name="P7"><text:span text:style-name="T2">稟議</text:span><text:span text:style-name="T2">WF</text:span><text:span text:style-name="T2">連携</text:span></text:p>
          </draw:text-box>
        </draw:frame>
        <draw:g>
          <draw:g>
            <draw:path draw:style-name="gr40" draw:text-style-name="P6" draw:layer="layout" svg:width="2.539cm" svg:height="0.953cm" svg:x="36.565cm" svg:y="21.7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36.565cm" svg:y="21.7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41" draw:text-style-name="P14" draw:layer="layout" svg:width="2.54cm" svg:height="0.953cm" svg:x="36.565cm" svg:y="21.789cm">
            <draw:text-box>
              <text:p text:style-name="P7"><text:span text:style-name="T3">END</text:span></text:p>
            </draw:text-box>
          </draw:frame>
        </draw:g>
        <draw:path draw:style-name="gr2" draw:text-style-name="P1" draw:layer="layout" svg:width="1.416cm" svg:height="0.004cm" svg:x="35.15cm" svg:y="22.265cm" svg:viewBox="0 0 1417 5" svg:d="M0 5h799c1 0 2-1 2-3 0-1 1-2 2-2h614">
          <text:p/>
        </draw:path>
        <draw:frame draw:style-name="gr36" draw:text-style-name="P3" draw:layer="layout" svg:width="4.763cm" svg:height="1.503cm" svg:x="22.331cm" svg:y="23.446cm">
          <draw:text-box>
            <text:p text:style-name="P2"><text:span text:style-name="T2">・勘定科目明細データを抽出し、稟議</text:span><text:span text:style-name="T2">WF</text:span><text:span text:style-name="T2">システムへ連携する</text:span><text:span text:style-name="T2">CSV</text:span><text:span text:style-name="T2">ファイルを作成する。</text:span></text:p>
            <text:p text:style-name="P2"><text:span text:style-name="T9"/></text:p>
          </draw:text-box>
        </draw:frame>
        <draw:g>
          <draw:g>
            <draw:polygon draw:style-name="gr40" draw:text-style-name="P15" draw:layer="layout" svg:width="2.855cm" svg:height="1.318cm" svg:x="28.338cm" svg:y="21.61cm" svg:viewBox="0 0 2856 1319" draw:points="0,1319 2198,1319 2856,0 658,0">
              <text:p/>
            </draw:polygon>
            <draw:polygon draw:style-name="gr9" draw:text-style-name="P16" draw:layer="layout" svg:width="2.855cm" svg:height="1.318cm" svg:x="28.338cm" svg:y="21.61cm" svg:viewBox="0 0 2856 1319" draw:points="0,1319 2198,1319 2856,0 658,0">
              <text:p/>
            </draw:polygon>
          </draw:g>
          <draw:frame draw:style-name="gr42" draw:text-style-name="P14" draw:layer="layout" svg:width="1.464cm" svg:height="1.503cm" svg:x="29.034cm" svg:y="21.518cm">
            <draw:text-box>
              <text:p text:style-name="P7"><text:span text:style-name="T2">稟議</text:span><text:span text:style-name="T2">WF</text:span></text:p>
              <text:p text:style-name="P7"><text:span text:style-name="T2">支払データ</text:span></text:p>
              <text:p text:style-name="P7"><text:span text:style-name="T2">（</text:span><text:span text:style-name="T2">CSV</text:span><text:span text:style-name="T2">）</text:span></text:p>
            </draw:text-box>
          </draw:frame>
        </draw:g>
        <draw:path draw:style-name="gr2" draw:text-style-name="P1" draw:layer="layout" svg:width="3.003cm" svg:height="0.004cm" svg:x="25.665cm" svg:y="22.265cm" svg:viewBox="0 0 3004 5" svg:d="M0 0h474c1 0 2 1 2 2 0 2 1 3 2 3h2526">
          <text:p/>
        </draw:path>
        <draw:g>
          <draw:g>
            <draw:path draw:style-name="gr40" draw:text-style-name="P15" draw:layer="layout" svg:width="3.759cm" svg:height="3.19cm" svg:x="31.717cm" svg:y="20.677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  <draw:path draw:style-name="gr9" draw:text-style-name="P16" draw:layer="layout" svg:width="3.759cm" svg:height="3.19cm" svg:x="31.717cm" svg:y="20.677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</draw:g>
          <draw:frame draw:style-name="gr43" draw:text-style-name="P14" draw:layer="layout" svg:width="3.757cm" svg:height="3.183cm" svg:x="31.717cm" svg:y="20.677cm">
            <draw:text-box>
              <text:p text:style-name="P7"><text:span text:style-name="T2">稟議</text:span><text:span text:style-name="T2">WF</text:span><text:span text:style-name="T2">システム</text:span></text:p>
              <text:p text:style-name="P7"><text:span text:style-name="T2">/</text:span><text:span text:style-name="T2">支払データ連携</text:span></text:p>
              <text:p text:style-name="P7"><text:span text:style-name="T2">(OUTBOUND)</text:span></text:p>
            </draw:text-box>
          </draw:frame>
        </draw:g>
        <draw:line draw:style-name="gr2" draw:text-style-name="P1" draw:layer="layout" svg:x1="30.864cm" svg:y1="22.269cm" svg:x2="31.908cm" svg:y2="22.269cm">
          <text:p/>
        </draw:line>
        <draw:path draw:style-name="gr2" draw:text-style-name="P1" draw:layer="layout" svg:width="6.449cm" svg:height="0.609cm" svg:x="16.675cm" svg:y="21.657cm" svg:viewBox="0 0 6450 610" svg:d="M0 531v-372c0-106 53-159 158-159h4519c106 0 159 53 159 159v291c0 107 53 160 159 160h1455">
          <text:p/>
        </draw:path>
        <draw:path draw:style-name="gr2" draw:text-style-name="P1" draw:layer="layout" svg:width="14.58cm" svg:height="7.011cm" svg:x="21.378cm" svg:y="15.254cm" svg:viewBox="0 0 14581 7012" svg:d="M14581 0v926c0 105-53 158-159 158h-14157c-106 0-159 53-159 159v1869c-19 0-37 5-53 15-16 9-29 22-39 38-9 17-14 35-14 53 0 19 5 37 14 53 10 17 23 30 39 39 16 10 34 14 53 14v3529c0 106 53 159 159 159h1482">
          <text:p/>
        </draw:path>
        <draw:g>
          <draw:g>
            <draw:path draw:style-name="gr8" draw:text-style-name="P6" draw:layer="layout" svg:width="2.381cm" svg:height="2.18cm" svg:x="12.726cm" svg:y="11.61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2.726cm" svg:y="11.61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12.726cm" svg:y="12.083cm">
            <draw:text-box>
              <text:p text:style-name="P7"><text:span text:style-name="T3">BFA</text:span><text:span text:style-name="T3">：</text:span><text:span text:style-name="T3">GL</text:span><text:span text:style-name="T3">部門入力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17" draw:layer="layout" svg:width="0.976cm" svg:height="0.976cm" svg:x="13.023cm" svg:y="18.00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8" draw:layer="layout" svg:width="0.976cm" svg:height="0.976cm" svg:x="13.023cm" svg:y="18.00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9" draw:layer="layout" svg:width="0.976cm" svg:height="0.976cm" svg:x="13.023cm" svg:y="18.009cm">
            <draw:text-box>
              <text:p text:style-name="P7"><text:span text:style-name="T4">2</text:span></text:p>
            </draw:text-box>
          </draw:frame>
        </draw:g>
        <draw:frame draw:style-name="gr44" draw:text-style-name="P21" draw:layer="layout" svg:width="2.328cm" svg:height="1.111cm" svg:x="12.75cm" svg:y="19cm">
          <draw:text-box>
            <text:p text:style-name="P20"><text:span text:style-name="T10">ERP</text:span><text:span text:style-name="T10">フローへ</text:span></text:p>
          </draw:text-box>
        </draw:frame>
        <draw:frame draw:style-name="gr26" draw:text-style-name="P3" draw:layer="layout" svg:width="2.54cm" svg:height="0.341cm" svg:x="23.2cm" svg:y="21.5cm">
          <draw:text-box>
            <text:p text:style-name="P2"><text:span text:style-name="T2">CFO_010_A04</text:span></text:p>
          </draw:text-box>
        </draw:frame>
      </draw:page>
      <draw:page draw:name="page2" draw:style-name="dp1" draw:master-page-name="PM0">
        <draw:g>
          <draw:polygon draw:style-name="gr45" draw:text-style-name="P22" draw:layer="layout" svg:width="39.292cm" svg:height="22.938cm" svg:x="1.25cm" svg:y="2cm" svg:viewBox="0 0 39293 22939" draw:points="0,22939 39293,22939 39293,0 0,0">
            <text:p/>
          </draw:polygon>
        </draw:g>
        <draw:frame draw:style-name="gr3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4" draw:text-style-name="P3" draw:layer="layout" svg:width="11.591cm" svg:height="0.635cm" svg:x="1.213cm" svg:y="28.43cm">
          <draw:text-box>
            <text:p text:style-name="P2"><text:span text:style-name="T2">MD050_SPF_CFO_010_</text:span><text:span text:style-name="T2">日次記帳処理</text:span><text:span text:style-name="T2">.odg</text:span></text:p>
          </draw:text-box>
        </draw:frame>
        <draw:g>
          <draw:polygon draw:style-name="gr5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4" draw:layer="layout" svg:width="13.152cm" svg:height="0.963cm" svg:x="9.866cm" svg:y="0.802cm">
            <draw:text-box>
              <text:p text:style-name="P2"><text:span text:style-name="T2">説明</text:span><text:span text:style-name="T2">: <text:s/>EBS</text:span><text:span text:style-name="T2">に取り込まれて</text:span><text:span text:style-name="T2">ERP</text:span><text:span text:style-name="T2">未連携の仕訳を連携および</text:span><text:span text:style-name="T2">EBS</text:span><text:span text:style-name="T2">に取り込まずに</text:span><text:span text:style-name="T2">GLOIF</text:span><text:span text:style-name="T2">から</text:span><text:span text:style-name="T2">ERP</text:span><text:span text:style-name="T2">に取り込む仕訳の連携を行い、情報系システムへ勘定科目明細データの連携を行う。</text:span></text:p>
            </draw:text-box>
          </draw:frame>
        </draw:g>
        <draw:g>
          <draw:polygon draw:style-name="gr5" draw:text-style-name="P1" draw:layer="layout" svg:width="8.599cm" svg:height="0.953cm" svg:x="1.27cm" svg:y="0.807cm" svg:viewBox="0 0 8600 954" draw:points="0,954 8600,954 8600,0 0,0">
            <text:p/>
          </draw:polygon>
          <draw:frame draw:style-name="gr7" draw:text-style-name="P3" draw:layer="layout" svg:width="8.599cm" svg:height="0.953cm" svg:x="1.27cm" svg:y="0.807cm">
            <draw:text-box>
              <text:p text:style-name="P2"><text:span text:style-name="T3">MD050_SPF_CFO_010_</text:span><text:span text:style-name="T3">日次記帳処理</text:span><text:span text:style-name="T3">(ERP)</text:span></text:p>
            </draw:text-box>
          </draw:frame>
        </draw:g>
        <draw:frame draw:style-name="gr4" draw:text-style-name="P3" draw:layer="layout" svg:width="3.971cm" svg:height="0.635cm" svg:x="37.304cm" svg:y="28.43cm">
          <draw:text-box>
            <text:p text:style-name="P5"><text:span text:style-name="T2">1 / 1</text:span></text:p>
          </draw:text-box>
        </draw:frame>
        <draw:g>
          <draw:g>
            <draw:polygon draw:style-name="gr8" draw:text-style-name="P6" draw:layer="layout" svg:width="1.588cm" svg:height="1.175cm" svg:x="4.207cm" svg:y="26.255cm" svg:viewBox="0 0 1589 1176" draw:points="0,0 0,1176 794,858 1589,1176 1589,0">
              <text:p/>
            </draw:polygon>
            <draw:polygon draw:style-name="gr9" draw:text-style-name="P1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0" draw:text-style-name="P1" draw:layer="layout" svg:width="1.588cm" svg:height="0.932cm" svg:x="4.207cm" svg:y="25.959cm">
          <draw:text-box>
            <text:p/>
          </draw:text-box>
        </draw:frame>
        <draw:frame draw:style-name="gr11" draw:text-style-name="P1" draw:layer="layout" svg:width="1.588cm" svg:height="1.214cm" svg:x="4.842cm" svg:y="26.736cm">
          <draw:text-box>
            <text:p/>
          </draw:text-box>
        </draw:frame>
        <draw:frame draw:style-name="gr12" draw:text-style-name="P3" draw:layer="layout" svg:width="1.588cm" svg:height="0.677cm" svg:x="4.207cm" svg:y="26.594cm">
          <draw:text-box>
            <text:p text:style-name="P7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4.911cm" svg:y="27.04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8" draw:text-style-name="P6" draw:layer="layout" svg:width="2.442cm" svg:height="1.127cm" svg:x="12.127cm" svg:y="26.245cm" svg:viewBox="0 0 2443 1128" draw:points="0,1128 1879,1128 2443,0 563,0">
              <text:p/>
            </draw:polygon>
            <draw:polygon draw:style-name="gr9" draw:text-style-name="P1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3" draw:layer="layout" svg:width="1.252cm" svg:height="1.127cm" svg:x="12.722cm" svg:y="26.245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8" draw:text-style-name="P6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9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0" draw:text-style-name="P1" draw:layer="layout" svg:width="1.588cm" svg:height="0.932cm" svg:x="6.834cm" svg:y="25.899cm">
          <draw:text-box>
            <text:p/>
          </draw:text-box>
        </draw:frame>
        <draw:frame draw:style-name="gr11" draw:text-style-name="P1" draw:layer="layout" svg:width="1.588cm" svg:height="1.214cm" svg:x="7.469cm" svg:y="26.676cm">
          <draw:text-box>
            <text:p/>
          </draw:text-box>
        </draw:frame>
        <draw:frame draw:style-name="gr12" draw:text-style-name="P3" draw:layer="layout" svg:width="1.588cm" svg:height="0.677cm" svg:x="6.834cm" svg:y="26.534cm">
          <draw:text-box>
            <text:p text:style-name="P7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7.538cm" svg:y="26.98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8" draw:text-style-name="P6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5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3" draw:layer="layout" svg:width="1.733cm" svg:height="0.75cm" svg:x="9.79cm" svg:y="26.511cm">
            <draw:text-box>
              <text:p text:style-name="P7"><text:span text:style-name="T4">テーブル名称</text:span></text:p>
            </draw:text-box>
          </draw:frame>
        </draw:g>
        <draw:g>
          <draw:polygon draw:style-name="gr8" draw:text-style-name="P6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5" draw:text-style-name="P1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8" draw:text-style-name="P6" draw:layer="layout" svg:width="0.521cm" svg:height="0.361cm" svg:x="2.117cm" svg:y="27.169cm" svg:viewBox="0 0 522 362" svg:d="M0 362h422v-362h-422zM462 60h60v-60h-60z">
            <text:p/>
          </draw:path>
          <draw:path draw:style-name="gr9" draw:text-style-name="P1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9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1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3" draw:layer="layout" svg:width="2.117cm" svg:height="0.537cm" svg:x="1.039cm" svg:y="27.57cm">
          <draw:text-box>
            <text:p text:style-name="P7"><text:span text:style-name="T5">画面名称</text:span></text:p>
          </draw:text-box>
        </draw:frame>
        <draw:g>
          <draw:g>
            <draw:path draw:style-name="gr13" draw:text-style-name="P8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2.17cm" svg:y="26.78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5" draw:text-style-name="P1" draw:layer="layout" svg:width="2.143cm" svg:height="0.953cm" svg:x="24.606cm" svg:y="0.807cm" svg:viewBox="0 0 2144 954" draw:points="0,954 2144,954 2144,0 0,0">
            <text:p/>
          </draw:polygon>
          <draw:frame draw:style-name="gr7" draw:text-style-name="P3" draw:layer="layout" svg:width="2.143cm" svg:height="0.953cm" svg:x="24.606cm" svg:y="0.807cm">
            <draw:text-box>
              <text:p text:style-name="P2"><text:span text:style-name="T3">2022/07/22</text:span></text:p>
            </draw:text-box>
          </draw:frame>
        </draw:g>
        <draw:g>
          <draw:polygon draw:style-name="gr5" draw:text-style-name="P1" draw:layer="layout" svg:width="1.59cm" svg:height="0.953cm" svg:x="23.019cm" svg:y="0.807cm" svg:viewBox="0 0 1591 954" draw:points="0,954 1591,954 1591,0 0,0">
            <text:p/>
          </draw:polygon>
          <draw:frame draw:style-name="gr7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polygon draw:style-name="gr5" draw:text-style-name="P1" draw:layer="layout" svg:width="2.064cm" svg:height="0.953cm" svg:x="31.988cm" svg:y="0.807cm" svg:viewBox="0 0 2065 954" draw:points="0,954 2065,954 2065,0 0,0">
          <text:p/>
        </draw:polygon>
        <draw:g>
          <draw:polygon draw:style-name="gr5" draw:text-style-name="P1" draw:layer="layout" svg:width="1.429cm" svg:height="0.953cm" svg:x="30.559cm" svg:y="0.807cm" svg:viewBox="0 0 1430 954" draw:points="0,954 1430,954 1430,0 0,0">
            <text:p/>
          </draw:polygon>
          <draw:frame draw:style-name="gr7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polygon draw:style-name="gr5" draw:text-style-name="P1" draw:layer="layout" svg:width="2.143cm" svg:height="0.953cm" svg:x="35.56cm" svg:y="0.807cm" svg:viewBox="0 0 2144 954" draw:points="0,954 2144,954 2144,0 0,0">
          <text:p/>
        </draw:polygon>
        <draw:g>
          <draw:polygon draw:style-name="gr5" draw:text-style-name="P1" draw:layer="layout" svg:width="1.508cm" svg:height="0.953cm" svg:x="34.052cm" svg:y="0.807cm" svg:viewBox="0 0 1509 954" draw:points="0,954 1509,954 1509,0 0,0">
            <text:p/>
          </draw:polygon>
          <draw:frame draw:style-name="gr7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5" draw:text-style-name="P1" draw:layer="layout" svg:width="2.223cm" svg:height="0.953cm" svg:x="28.337cm" svg:y="0.807cm" svg:viewBox="0 0 2224 954" draw:points="0,954 2224,954 2224,0 0,0">
            <text:p/>
          </draw:polygon>
          <draw:frame draw:style-name="gr7" draw:text-style-name="P3" draw:layer="layout" svg:width="2.223cm" svg:height="0.953cm" svg:x="28.337cm" svg:y="0.807cm">
            <draw:text-box>
              <text:p text:style-name="P2"><text:span text:style-name="T3">SCSK </text:span><text:span text:style-name="T3">伊藤</text:span></text:p>
            </draw:text-box>
          </draw:frame>
        </draw:g>
        <draw:g>
          <draw:polygon draw:style-name="gr5" draw:text-style-name="P1" draw:layer="layout" svg:width="1.588cm" svg:height="0.953cm" svg:x="26.749cm" svg:y="0.807cm" svg:viewBox="0 0 1589 954" draw:points="0,954 1589,954 1589,0 0,0">
            <text:p/>
          </draw:polygon>
          <draw:frame draw:style-name="gr7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5" draw:text-style-name="P1" draw:layer="layout" svg:width="1.866cm" svg:height="0.953cm" svg:x="38.735cm" svg:y="0.807cm" svg:viewBox="0 0 1867 954" draw:points="0,954 1867,954 1867,0 0,0">
            <text:p/>
          </draw:polygon>
          <draw:frame draw:style-name="gr7" draw:text-style-name="P23" draw:layer="layout" svg:width="1.866cm" svg:height="0.953cm" svg:x="38.735cm" svg:y="0.807cm">
            <draw:text-box>
              <text:p text:style-name="P2"><text:span text:style-name="T11">Issue1.1</text:span></text:p>
            </draw:text-box>
          </draw:frame>
        </draw:g>
        <draw:g>
          <draw:polygon draw:style-name="gr5" draw:text-style-name="P1" draw:layer="layout" svg:width="1.032cm" svg:height="0.953cm" svg:x="37.703cm" svg:y="0.807cm" svg:viewBox="0 0 1033 954" draw:points="0,954 1033,954 1033,0 0,0">
            <text:p/>
          </draw:polygon>
          <draw:frame draw:style-name="gr7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8" draw:text-style-name="P6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15.24cm" svg:y="26.29cm">
            <draw:text-box>
              <text:p text:style-name="P7"><text:span text:style-name="T4">番号</text:span></text:p>
            </draw:text-box>
          </draw:frame>
        </draw:g>
        <draw:frame draw:style-name="gr18" draw:text-style-name="P3" draw:layer="layout" svg:width="10.358cm" svg:height="0.537cm" svg:x="16.435cm" svg:y="28.605cm">
          <draw:text-box>
            <text:p text:style-name="P7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3" draw:layer="layout" svg:width="10.358cm" svg:height="0.537cm" svg:x="16.351cm" svg:y="28.896cm">
          <draw:text-box>
            <text:p text:style-name="P7"><text:span text:style-name="T4">Copyright © 2022, SCSK Corporation. All rights reserved.</text:span></text:p>
          </draw:text-box>
        </draw:frame>
        <draw:g>
          <draw:g>
            <draw:path draw:style-name="gr8" draw:text-style-name="P6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3" draw:layer="layout" svg:width="2.223cm" svg:height="1.883cm" svg:x="16.748cm" svg:y="25.71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1" draw:text-style-name="P1" draw:layer="layout" svg:width="17.304cm" svg:height="4.354cm" svg:x="1.508cm" svg:y="2.25cm" svg:viewBox="0 0 17305 4355" draw:points="0,4355 17305,4355 17305,0 0,0">
            <text:p/>
          </draw:polygon>
          <draw:frame draw:style-name="gr46" draw:text-style-name="P11" draw:layer="layout" svg:width="17.304cm" svg:height="4.5cm" svg:x="1.508cm" svg:y="2.25cm">
            <draw:text-box>
              <text:p text:style-name="P2"><text:span text:style-name="T6">処理概要</text:span></text:p>
              <text:p text:style-name="P2"><text:span text:style-name="T7">　</text:span><text:span text:style-name="T7">GL</text:span><text:span text:style-name="T7">部門入力、資産管理、売掛管理など</text:span><text:span text:style-name="T7">EBS</text:span><text:span text:style-name="T7">に取り込んだ仕訳は、</text:span><text:span text:style-name="T7">GL</text:span><text:span text:style-name="T7">明細から仕訳データを抽出し</text:span><text:span text:style-name="T7">ERP</text:span><text:span text:style-name="T7">へ連携する。</text:span></text:p>
              <text:p text:style-name="P2"><text:span text:style-name="T7">　販売実績や一部</text:span><text:span text:style-name="T7">EBS</text:span><text:span text:style-name="T7">に取り込まない仕訳は、</text:span><text:span text:style-name="T7">GLOIF</text:span><text:span text:style-name="T7">から仕訳データを抽出し</text:span><text:span text:style-name="T7">ERP</text:span><text:span text:style-name="T7">へ連携する。</text:span></text:p>
              <text:p text:style-name="P2"><text:span text:style-name="T7">　</text:span><text:span text:style-name="T7">OTBI</text:span><text:span text:style-name="T7">にて、勘定残高を確認する。</text:span></text:p>
              <text:p text:style-name="P2"><text:span text:style-name="T7">　</text:span><text:span text:style-name="T7">ERP</text:span><text:span text:style-name="T7">より勘定科目明細データを抽出して</text:span><text:span text:style-name="T7">CSV</text:span><text:span text:style-name="T7">ファイルを作成し、他システムへ</text:span><text:span text:style-name="T7">Outbound</text:span><text:span text:style-name="T7">する。</text:span></text:p>
              <text:p text:style-name="P2"><text:span text:style-name="T6">システム利用者</text:span></text:p>
              <text:p text:style-name="P2"><text:span text:style-name="T7"><text:s/></text:span><text:span text:style-name="T7">拠点・部門担当者、拠点・部門管理者、財務経理部担当者、財務経理部管理者、システム定期実行</text:span></text:p>
              <text:p text:style-name="P2"><text:span text:style-name="T6">処理タイミング、その他</text:span></text:p>
              <text:p text:style-name="P2"><text:span text:style-name="T7">　日次の夜間バッチで処理を行う。</text:span></text:p>
              <text:p text:style-name="P2"><text:span text:style-name="T7">　締め日は、日中帯で仕訳を取り込む必要があるため、定時実行で</text:span><text:span text:style-name="T7">ERP</text:span><text:span text:style-name="T7">へ連携する処理が起動される。</text:span></text:p>
            </draw:text-box>
          </draw:frame>
        </draw:g>
        <draw:g xml:id="id11" draw:id="id11">
          <draw:g>
            <draw:path draw:style-name="gr8" draw:text-style-name="P6" draw:layer="layout" svg:width="0.976cm" svg:height="0.976cm" svg:x="33.85cm" svg:y="8.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33.85cm" svg:y="8.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33.85cm" svg:y="8.3cm">
            <draw:text-box>
              <text:p text:style-name="P7"><text:span text:style-name="T4">3</text:span></text:p>
            </draw:text-box>
          </draw:frame>
        </draw:g>
        <draw:g>
          <draw:polygon draw:style-name="gr9" draw:text-style-name="P1" draw:layer="layout" svg:width="2.54cm" svg:height="1.905cm" svg:x="5.261cm" svg:y="16.194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5.261cm" svg:y="16.193cm">
          <draw:text-box>
            <text:p text:style-name="P2"><text:span text:style-name="T2">CFO_010_S11</text:span></text:p>
          </draw:text-box>
        </draw:frame>
        <draw:g>
          <draw:g>
            <draw:path draw:style-name="gr13" draw:text-style-name="P8" draw:layer="layout" svg:width="3.123cm" svg:height="0.601cm" svg:x="5.881cm" svg:y="17.929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5.881cm" svg:y="17.929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5.881cm" svg:y="17.876cm">
            <draw:text-box>
              <text:p text:style-name="P12"><text:span text:style-name="T4">K0601_03_021</text:span><text:span text:style-name="T4">：</text:span></text:p>
              <text:p text:style-name="P12"><text:span text:style-name="T4">【自動】仕訳の転記</text:span></text:p>
            </draw:text-box>
          </draw:frame>
        </draw:g>
        <draw:frame draw:style-name="gr28" draw:text-style-name="P3" xml:id="id13" draw:id="id13" draw:layer="layout" svg:width="2.54cm" svg:height="1.566cm" svg:x="5.16cm" svg:y="16.5cm">
          <draw:text-box>
            <text:p text:style-name="P7"><text:span text:style-name="T2">ERP</text:span><text:span text:style-name="T2">標準：</text:span></text:p>
            <text:p text:style-name="P7"><text:span text:style-name="T2">自動転記</text:span></text:p>
          </draw:text-box>
        </draw:frame>
        <draw:path draw:style-name="gr5" draw:text-style-name="P1" draw:layer="layout" svg:width="2.111cm" svg:height="2.111cm" svg:x="28.938cm" svg:y="16.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30.041cm" svg:y="17.755cm" svg:viewBox="0 0 859 595" svg:d="M0 595h694v-595h-694zM0 198h694M0 396h694M32 297h629M396 363h198v-132h-198zM760 98h99v-98h-99z">
          <text:p/>
        </draw:path>
        <draw:path draw:style-name="gr9" draw:text-style-name="P1" xml:id="id16" draw:id="id16" draw:layer="layout" svg:width="1.979cm" svg:height="1.419cm" svg:x="29.02cm" svg:y="16.5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781cm" svg:x="30.353cm" svg:y="17.868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30.353cm" svg:y="17.868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30.353cm" svg:y="17.868cm">
            <draw:text-box>
              <text:p text:style-name="P12"><text:span text:style-name="T4">K0601_06_004</text:span><text:span text:style-name="T4">：</text:span></text:p>
              <text:p text:style-name="P12"><text:span text:style-name="T4">勘定残高の照会</text:span></text:p>
            </draw:text-box>
          </draw:frame>
        </draw:g>
        <draw:frame draw:style-name="gr23" draw:text-style-name="P3" draw:layer="layout" svg:width="4.088cm" svg:height="1.487cm" svg:x="4.653cm" svg:y="18.252cm">
          <draw:text-box>
            <text:p text:style-name="P2"><text:span text:style-name="T2">・</text:span><text:span text:style-name="T2">ERP</text:span><text:span text:style-name="T2">に取込まれた仕訳を自動で転記する。</text:span></text:p>
          </draw:text-box>
        </draw:frame>
        <draw:g>
          <draw:polygon draw:style-name="gr9" draw:text-style-name="P1" draw:layer="layout" svg:width="2.54cm" svg:height="1.795cm" svg:x="22.656cm" svg:y="7.731cm" svg:viewBox="0 0 2541 1796" draw:points="158,0 0,149 0,1646 158,1796 2382,1796 2541,1646 2541,149 2382,0">
            <text:p/>
          </draw:polygon>
        </draw:g>
        <draw:frame draw:style-name="gr47" draw:text-style-name="P11" draw:layer="layout" svg:width="2.54cm" svg:height="0.401cm" svg:x="22.656cm" svg:y="7.69cm">
          <draw:text-box>
            <text:p text:style-name="P2"><text:span text:style-name="T2">CFO_010_S10</text:span></text:p>
          </draw:text-box>
        </draw:frame>
        <draw:g>
          <draw:g>
            <draw:path draw:style-name="gr13" draw:text-style-name="P8" draw:layer="layout" svg:width="3.123cm" svg:height="0.745cm" svg:x="23.276cm" svg:y="9.347cm" svg:viewBox="0 0 3124 746" svg:d="M101 746h2921c68 0 102-42 102-125v-496c0-83-34-125-102-125h-2921c-67 0-101 42-101 125v496c0 83 34 125 101 125z">
              <text:p/>
            </draw:path>
            <draw:path draw:style-name="gr9" draw:text-style-name="P1" draw:layer="layout" svg:width="3.123cm" svg:height="0.745cm" svg:x="23.276cm" svg:y="9.347cm" svg:viewBox="0 0 3124 746" svg:d="M101 746h2921c68 0 102-42 102-125v-496c0-83-34-125-102-125h-2921c-67 0-101 42-101 125v496c0 83 34 125 101 125z">
              <text:p/>
            </draw:path>
          </draw:g>
          <draw:frame draw:style-name="gr48" draw:text-style-name="P24" draw:layer="layout" svg:width="3.123cm" svg:height="1.422cm" svg:x="23.276cm" svg:y="9.009cm">
            <draw:text-box>
              <text:p text:style-name="P12"><text:span text:style-name="T4">K0601_03_020</text:span><text:span text:style-name="T4">：</text:span></text:p>
              <text:p text:style-name="P12"><text:span text:style-name="T4">【自動】他モジュールからの仕訳インポート</text:span></text:p>
            </draw:text-box>
          </draw:frame>
        </draw:g>
        <draw:frame draw:style-name="gr49" draw:text-style-name="P13" xml:id="id9" draw:id="id9" draw:layer="layout" svg:width="2.54cm" svg:height="1.476cm" svg:x="22.656cm" svg:y="8.05cm">
          <draw:text-box>
            <text:p text:style-name="P7"><text:span text:style-name="T2">ERP</text:span><text:span text:style-name="T2">標準：</text:span></text:p>
            <text:p text:style-name="P7"><text:span text:style-name="T2">仕訳インポート</text:span></text:p>
          </draw:text-box>
        </draw:frame>
        <draw:g>
          <draw:polygon draw:style-name="gr9" draw:text-style-name="P1" draw:layer="layout" svg:width="2.54cm" svg:height="1.905cm" svg:x="12.444cm" svg:y="21.067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2.444cm" svg:y="21cm">
          <draw:text-box>
            <text:p text:style-name="P2"><text:span text:style-name="T2">CFO_010_A01</text:span></text:p>
          </draw:text-box>
        </draw:frame>
        <draw:g>
          <draw:g>
            <draw:path draw:style-name="gr13" draw:text-style-name="P8" draw:layer="layout" svg:width="2.682cm" svg:height="0.779cm" svg:x="13.063cm" svg:y="23.002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13.063cm" svg:y="23.002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13.063cm" svg:y="22.932cm">
            <draw:text-box>
              <text:p text:style-name="P12"><text:span text:style-name="T4">K0602_03_022</text:span><text:span text:style-name="T4">：</text:span></text:p>
              <text:p text:style-name="P12"><text:span text:style-name="T4">【自動】勘定科目明細データ連携</text:span></text:p>
            </draw:text-box>
          </draw:frame>
        </draw:g>
        <draw:frame draw:style-name="gr50" draw:text-style-name="P13" xml:id="id19" draw:id="id19" draw:layer="layout" svg:width="2.75cm" svg:height="2.522cm" svg:x="12.254cm" svg:y="20.938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抽出</text:span><text:span text:style-name="T2">(BIP)</text:span></text:p>
          </draw:text-box>
        </draw:frame>
        <draw:g xml:id="id23" draw:id="id23">
          <draw:g>
            <draw:path draw:style-name="gr8" draw:text-style-name="P6" draw:layer="layout" svg:width="2.539cm" svg:height="0.953cm" svg:x="31.484cm" svg:y="21.74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31.484cm" svg:y="21.74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4" draw:text-style-name="P3" draw:layer="layout" svg:width="2.54cm" svg:height="0.953cm" svg:x="31.484cm" svg:y="21.743cm">
            <draw:text-box>
              <text:p text:style-name="P7"><text:span text:style-name="T3">END</text:span></text:p>
            </draw:text-box>
          </draw:frame>
        </draw:g>
        <draw:frame draw:style-name="gr36" draw:text-style-name="P3" draw:layer="layout" svg:width="4.763cm" svg:height="1.503cm" svg:x="11.65cm" svg:y="23.797cm">
          <draw:text-box>
            <text:p text:style-name="P2"><text:span text:style-name="T2">・勘定科目明細データを抽出し、情報系システムへ連携する</text:span><text:span text:style-name="T2">CSV</text:span><text:span text:style-name="T2">ファイルを作成する。</text:span></text:p>
            <text:p text:style-name="P2"><text:span text:style-name="T2"/></text:p>
          </draw:text-box>
        </draw:frame>
        <draw:g xml:id="id20" draw:id="id20">
          <draw:g>
            <draw:polygon draw:style-name="gr8" draw:text-style-name="P6" draw:layer="layout" svg:width="3.256cm" svg:height="1.318cm" svg:x="17.257cm" svg:y="21.564cm" svg:viewBox="0 0 3257 1319" draw:points="0,1319 2507,1319 3257,0 750,0">
              <text:p/>
            </draw:polygon>
            <draw:polygon draw:style-name="gr9" draw:text-style-name="P1" draw:layer="layout" svg:width="3.256cm" svg:height="1.318cm" svg:x="17.257cm" svg:y="21.564cm" svg:viewBox="0 0 3257 1319" draw:points="0,1319 2507,1319 3257,0 750,0">
              <text:p/>
            </draw:polygon>
          </draw:g>
          <draw:frame draw:style-name="gr36" draw:text-style-name="P13" draw:layer="layout" svg:width="1.669cm" svg:height="1.503cm" svg:x="18.05cm" svg:y="21.472cm">
            <draw:text-box>
              <text:p text:style-name="P7"><text:span text:style-name="T2">勘定科目明細データ</text:span></text:p>
              <text:p text:style-name="P7"><text:span text:style-name="T2">（</text:span><text:span text:style-name="T2">CSV</text:span><text:span text:style-name="T2">）</text:span></text:p>
            </draw:text-box>
          </draw:frame>
        </draw:g>
        <draw:g xml:id="id22" draw:id="id22">
          <draw:g>
            <draw:path draw:style-name="gr8" draw:text-style-name="P6" draw:layer="layout" svg:width="3.759cm" svg:height="3.19cm" svg:x="26.636cm" svg:y="20.632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  <draw:path draw:style-name="gr9" draw:text-style-name="P1" draw:layer="layout" svg:width="3.759cm" svg:height="3.19cm" svg:x="26.636cm" svg:y="20.632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</draw:g>
          <draw:frame draw:style-name="gr51" draw:text-style-name="P3" draw:layer="layout" svg:width="3.757cm" svg:height="3.183cm" svg:x="26.636cm" svg:y="20.632cm">
            <draw:text-box>
              <text:p text:style-name="P7"><text:span text:style-name="T2">情報系システム</text:span></text:p>
              <text:p text:style-name="P7"><text:span text:style-name="T2">/</text:span><text:span text:style-name="T2">勘定科目明細データ連携</text:span><text:span text:style-name="T2">(OUTBOUND)</text:span></text:p>
            </draw:text-box>
          </draw:frame>
        </draw:g>
        <draw:g xml:id="id10" draw:id="id10">
          <draw:polygon draw:style-name="gr8" draw:text-style-name="P6" draw:layer="layout" svg:width="5.437cm" svg:height="4.915cm" svg:x="27.146cm" svg:y="6.33cm" svg:viewBox="0 0 5438 4916" draw:points="0,4916 5438,4916 5438,0 0,0">
            <text:p/>
          </draw:polygon>
          <draw:polygon draw:style-name="gr5" draw:text-style-name="P1" draw:layer="layout" svg:width="5.437cm" svg:height="4.915cm" svg:x="27.146cm" svg:y="6.33cm" svg:viewBox="0 0 5438 4916" draw:points="0,4916 5438,4916 5438,0 0,0">
            <text:p/>
          </draw:polygon>
        </draw:g>
        <draw:g>
          <draw:g>
            <draw:path draw:style-name="gr8" draw:text-style-name="P6" draw:layer="layout" svg:width="2.262cm" svg:height="2.07cm" svg:x="27.582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7.582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7.582cm" svg:y="9.199cm">
            <draw:text-box>
              <text:p text:style-name="P7"><text:span text:style-name="T3">ERP</text:span><text:span text:style-name="T3">標準：</text:span></text:p>
              <text:p text:style-name="P7"><text:span text:style-name="T3">仕訳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29.858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9.858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9.858cm" svg:y="9.199cm">
            <draw:text-box>
              <text:p text:style-name="P7"><text:span text:style-name="T3">ERP</text:span><text:span text:style-name="T3">標準：</text:span></text:p>
              <text:p text:style-name="P7"><text:span text:style-name="T3">仕訳明細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29.858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9.858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9.858cm" svg:y="7.135cm">
            <draw:text-box>
              <text:p text:style-name="P7"><text:span text:style-name="T3">ERP</text:span><text:span text:style-name="T3">標準：</text:span></text:p>
              <text:p text:style-name="P7"><text:span text:style-name="T3">勘定科目</text:span></text:p>
              <text:p text:style-name="P7"><text:span text:style-name="T3">組合せ</text:span></text:p>
            </draw:text-box>
          </draw:frame>
        </draw:g>
        <draw:g>
          <draw:g>
            <draw:path draw:style-name="gr8" draw:text-style-name="P6" draw:layer="layout" svg:width="2.262cm" svg:height="2.07cm" svg:x="27.582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7.582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7.582cm" svg:y="7.135cm">
            <draw:text-box>
              <text:p text:style-name="P7"><text:span text:style-name="T3">ERP</text:span><text:span text:style-name="T3">標準：</text:span></text:p>
              <text:p text:style-name="P7"><text:span text:style-name="T3">仕訳バッチ</text:span></text:p>
              <text:p text:style-name="P7"><text:span text:style-name="T3">テーブル</text:span></text:p>
            </draw:text-box>
          </draw:frame>
        </draw:g>
        <draw:g xml:id="id12" draw:id="id12">
          <draw:g>
            <draw:path draw:style-name="gr8" draw:text-style-name="P6" draw:layer="layout" svg:width="0.976cm" svg:height="0.976cm" svg:x="2.75cm" svg:y="16.84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2.75cm" svg:y="16.84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2.75cm" svg:y="16.846cm">
            <draw:text-box>
              <text:p text:style-name="P7"><text:span text:style-name="T4">3</text:span></text:p>
            </draw:text-box>
          </draw:frame>
        </draw:g>
        <draw:g xml:id="id14" draw:id="id14">
          <draw:g>
            <draw:path draw:style-name="gr8" draw:text-style-name="P6" draw:layer="layout" svg:width="2.262cm" svg:height="2.07cm" svg:x="9.3cm" svg:y="16.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9.3cm" svg:y="16.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9.3cm" svg:y="16.682cm">
            <draw:text-box>
              <text:p text:style-name="P7"><text:span text:style-name="T3">ERP</text:span><text:span text:style-name="T3">標準：</text:span></text:p>
              <text:p text:style-name="P7"><text:span text:style-name="T3">仕訳残高</text:span></text:p>
              <text:p text:style-name="P7"><text:span text:style-name="T3">テーブル</text:span></text:p>
            </draw:text-box>
          </draw:frame>
        </draw:g>
        <draw:frame draw:style-name="gr52" draw:text-style-name="P3" draw:layer="layout" svg:width="4.286cm" svg:height="1.164cm" svg:x="32.55cm" svg:y="19.236cm">
          <draw:text-box>
            <text:p text:style-name="P2"><text:span text:style-name="T2">・当日時点の勘定残高を</text:span><text:span text:style-name="T2">OTBI</text:span><text:span text:style-name="T2">または</text:span><text:span text:style-name="T2">BIP</text:span><text:span text:style-name="T2">で確認する。</text:span></text:p>
          </draw:text-box>
        </draw:frame>
        <draw:frame draw:style-name="gr52" draw:text-style-name="P3" draw:layer="layout" svg:width="4.286cm" svg:height="1.164cm" svg:x="28.4cm" svg:y="19.35cm">
          <draw:text-box>
            <text:p text:style-name="P2"><text:span text:style-name="T2">・日次で確認する勘定残高を</text:span></text:p>
            <text:p text:style-name="P2"><text:span text:style-name="T2">OTBI</text:span><text:span text:style-name="T2">で確認する。</text:span></text:p>
          </draw:text-box>
        </draw:frame>
        <draw:frame draw:style-name="gr23" draw:text-style-name="P11" draw:layer="layout" svg:width="4.088cm" svg:height="1.487cm" svg:x="22.074cm" svg:y="10.18cm">
          <draw:text-box>
            <text:p text:style-name="P2"><text:span text:style-name="T2">・</text:span><text:span text:style-name="T2">ERP</text:span><text:span text:style-name="T2">標準の</text:span><text:span text:style-name="T2">GLOIF</text:span><text:span text:style-name="T2">にインタフェースされた仕訳データを</text:span><text:span text:style-name="T2">ERP</text:span><text:span text:style-name="T2">に取込む。</text:span></text:p>
          </draw:text-box>
        </draw:frame>
        <draw:path draw:style-name="gr5" draw:text-style-name="P1" draw:layer="layout" svg:width="2.111cm" svg:height="2.111cm" svg:x="32.638cm" svg:y="16.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33.8cm" svg:y="17.805cm" svg:viewBox="0 0 859 595" svg:d="M0 595h694v-595h-694zM0 198h694M0 396h694M32 297h629M396 363h198v-132h-198zM760 98h99v-98h-99z">
          <text:p/>
        </draw:path>
        <draw:path draw:style-name="gr9" draw:text-style-name="P1" xml:id="id17" draw:id="id17" draw:layer="layout" svg:width="1.979cm" svg:height="1.419cm" svg:x="32.75cm" svg:y="16.5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781cm" svg:x="34.403cm" svg:y="17.75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34.403cm" svg:y="17.75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34.403cm" svg:y="17.75cm">
            <draw:text-box>
              <text:p text:style-name="P12"><text:span text:style-name="T4">K0601_06_005</text:span><text:span text:style-name="T4">：</text:span></text:p>
              <text:p text:style-name="P12"><text:span text:style-name="T4">仕訳帳の出力</text:span></text:p>
            </draw:text-box>
          </draw:frame>
        </draw:g>
        <draw:g>
          <draw:polygon draw:style-name="gr5" draw:text-style-name="P1" draw:layer="layout" svg:width="2.143cm" svg:height="0.953cm" svg:x="35.56cm" svg:y="0.807cm" svg:viewBox="0 0 2144 954" draw:points="0,954 2144,954 2144,0 0,0">
            <text:p/>
          </draw:polygon>
          <draw:frame draw:style-name="gr7" draw:text-style-name="P23" draw:layer="layout" svg:width="2.143cm" svg:height="0.953cm" svg:x="35.56cm" svg:y="0.807cm">
            <draw:text-box>
              <text:p text:style-name="P2"><text:span text:style-name="T11">SCSK </text:span><text:span text:style-name="T11">二村</text:span></text:p>
            </draw:text-box>
          </draw:frame>
        </draw:g>
        <draw:g>
          <draw:polygon draw:style-name="gr5" draw:text-style-name="P1" draw:layer="layout" svg:width="2.064cm" svg:height="0.953cm" svg:x="31.988cm" svg:y="0.807cm" svg:viewBox="0 0 2065 954" draw:points="0,954 2065,954 2065,0 0,0">
            <text:p/>
          </draw:polygon>
          <draw:frame draw:style-name="gr53" draw:text-style-name="P25" draw:layer="layout" svg:width="2.064cm" svg:height="0.953cm" svg:x="31.988cm" svg:y="0.807cm">
            <draw:text-box>
              <text:p text:style-name="P2"><text:span text:style-name="T11">2024/03/07</text:span></text:p>
            </draw:text-box>
          </draw:frame>
        </draw:g>
        <draw:g>
          <draw:polygon draw:style-name="gr9" draw:text-style-name="P1" draw:layer="layout" svg:width="2.54cm" svg:height="1.905cm" svg:x="9.35cm" svg:y="7.65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9.35cm" svg:y="7.65cm">
          <draw:text-box>
            <text:p text:style-name="P2"><text:span text:style-name="T2">CFO_010_A05</text:span></text:p>
          </draw:text-box>
        </draw:frame>
        <draw:g>
          <draw:g>
            <draw:path draw:style-name="gr13" draw:text-style-name="P8" draw:layer="layout" svg:width="2.682cm" svg:height="0.779cm" svg:x="9.97cm" svg:y="9.386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9.97cm" svg:y="9.386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24" draw:layer="layout" svg:width="2.682cm" svg:height="0.919cm" svg:x="9.97cm" svg:y="9.316cm">
            <draw:text-box>
              <text:p text:style-name="P12"><text:span text:style-name="T4">K0601_03_023</text:span><text:span text:style-name="T4">：</text:span></text:p>
              <text:p text:style-name="P12"><text:span text:style-name="T4">【自動】</text:span><text:span text:style-name="T4">EBS</text:span><text:span text:style-name="T4">仕訳抽出</text:span></text:p>
            </draw:text-box>
          </draw:frame>
        </draw:g>
        <draw:frame draw:style-name="gr28" draw:text-style-name="P13" xml:id="id3" draw:id="id3" draw:layer="layout" svg:width="2.54cm" svg:height="1.566cm" svg:x="9.46cm" svg:y="8cm">
          <draw:text-box>
            <text:p text:style-name="P7"><text:span text:style-name="T2">アドオン：</text:span></text:p>
            <text:p text:style-name="P7"><text:span text:style-name="T2">EBS</text:span><text:span text:style-name="T2">仕訳抽出</text:span></text:p>
          </draw:text-box>
        </draw:frame>
        <draw:g xml:id="id2" draw:id="id2">
          <draw:g>
            <draw:path draw:style-name="gr8" draw:text-style-name="P6" draw:layer="layout" svg:width="2.381cm" svg:height="2.18cm" svg:x="5.618cm" svg:y="7.66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5.618cm" svg:y="7.66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5.618cm" svg:y="8.13cm">
            <draw:text-box>
              <text:p text:style-name="P7"><text:span text:style-name="T3">標準：仕訳ヘッダ、明細</text:span></text:p>
            </draw:text-box>
          </draw:frame>
        </draw:g>
        <draw:g xml:id="id1" draw:id="id1">
          <draw:g>
            <draw:path draw:style-name="gr8" draw:text-style-name="P6" draw:layer="layout" svg:width="0.976cm" svg:height="1.069cm" svg:x="2.75cm" svg:y="8.223cm" svg:viewBox="0 0 977 1070" svg:d="M0 536c0-95 23-187 65-269 43-81 105-149 179-196 75-46 159-71 244-71 86 0 170 25 245 71 74 47 136 115 179 196 42 82 65 174 65 267v2c0 93-23 185-65 267-43 81-105 149-179 196-75 46-159 71-244 71-86 0-170-25-245-71-74-47-136-115-179-196-42-82-65-174-65-267z">
              <text:p/>
            </draw:path>
            <draw:path draw:style-name="gr9" draw:text-style-name="P1" draw:layer="layout" svg:width="0.976cm" svg:height="1.069cm" svg:x="2.75cm" svg:y="8.223cm" svg:viewBox="0 0 977 1070" svg:d="M0 536c0-95 23-187 65-269 43-81 105-149 179-196 75-46 159-71 244-71 86 0 170 25 245 71 74 47 136 115 179 196 42 82 65 174 65 267v2c0 93-23 185-65 267-43 81-105 149-179 196-75 46-159 71-244 71-86 0-170-25-245-71-74-47-136-115-179-196-42-82-65-174-65-267z">
              <text:p/>
            </draw:path>
          </draw:g>
          <draw:frame draw:style-name="gr54" draw:text-style-name="P13" draw:layer="layout" svg:width="0.976cm" svg:height="1.069cm" svg:x="2.75cm" svg:y="8.223cm">
            <draw:text-box>
              <text:p text:style-name="P7"><text:span text:style-name="T4">2</text:span></text:p>
            </draw:text-box>
          </draw:frame>
        </draw:g>
        <draw:g xml:id="id4" draw:id="id4">
          <draw:g>
            <draw:path draw:style-name="gr8" draw:text-style-name="P6" draw:layer="layout" svg:width="2.381cm" svg:height="2.18cm" svg:x="5.618cm" svg:y="11.7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5.618cm" svg:y="11.7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5.618cm" svg:y="12.346cm">
            <draw:text-box>
              <text:p text:style-name="P7"><text:span text:style-name="T3">標準：</text:span><text:span text:style-name="T3">GLOIF</text:span></text:p>
            </draw:text-box>
          </draw:frame>
        </draw:g>
        <draw:g>
          <draw:polygon draw:style-name="gr9" draw:text-style-name="P1" draw:layer="layout" svg:width="2.54cm" svg:height="1.905cm" svg:x="9.35cm" svg:y="11.701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9.35cm" svg:y="11.7cm">
          <draw:text-box>
            <text:p text:style-name="P2"><text:span text:style-name="T2">CFO_010_A06</text:span></text:p>
          </draw:text-box>
        </draw:frame>
        <draw:g>
          <draw:g>
            <draw:path draw:style-name="gr13" draw:text-style-name="P8" draw:layer="layout" svg:width="2.682cm" svg:height="0.779cm" svg:x="9.97cm" svg:y="13.436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9.97cm" svg:y="13.436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9.97cm" svg:y="13.366cm">
            <draw:text-box>
              <text:p text:style-name="P12"><text:span text:style-name="T4">K0601_03_024</text:span><text:span text:style-name="T4">：</text:span></text:p>
              <text:p text:style-name="P12"><text:span text:style-name="T4">【自動】</text:span><text:span text:style-name="T4">GLOIF</text:span><text:span text:style-name="T4">仕訳の転送</text:span></text:p>
            </draw:text-box>
          </draw:frame>
        </draw:g>
        <draw:frame draw:style-name="gr28" draw:text-style-name="P3" xml:id="id5" draw:id="id5" draw:layer="layout" svg:width="2.54cm" svg:height="1.566cm" svg:x="9.35cm" svg:y="12.04cm">
          <draw:text-box>
            <text:p text:style-name="P7"><text:span text:style-name="T2">アドオン：</text:span></text:p>
            <text:p text:style-name="P7"><text:span text:style-name="T2">GLOIF</text:span><text:span text:style-name="T2">仕訳の転送抽出</text:span></text:p>
          </draw:text-box>
        </draw:frame>
        <draw:connector draw:style-name="gr55" draw:text-style-name="P26" draw:layer="layout" draw:type="line" svg:x1="3.727cm" svg:y1="8.758cm" svg:x2="5.618cm" svg:y2="8.754cm" draw:start-shape="id1" draw:start-glue-point="1" draw:end-shape="id2" draw:end-glue-point="3" svg:d="M3727 8758l1891-4" svg:viewBox="0 0 1892 5">
          <text:p/>
        </draw:connector>
        <draw:connector draw:style-name="gr55" draw:text-style-name="P26" draw:layer="layout" draw:type="line" svg:x1="8cm" svg:y1="8.754cm" svg:x2="9.46cm" svg:y2="8.783cm" draw:start-shape="id2" draw:start-glue-point="1" draw:end-shape="id3" svg:d="M8000 8754l1460 29" svg:viewBox="0 0 1461 30">
          <text:p/>
        </draw:connector>
        <draw:connector draw:style-name="gr56" draw:text-style-name="P26" draw:layer="layout" svg:x1="3.727cm" svg:y1="8.758cm" svg:x2="5.618cm" svg:y2="12.84cm" draw:start-shape="id1" draw:start-glue-point="1" draw:end-shape="id4" draw:end-glue-point="3" svg:d="M3727 8758h941v4082h950" svg:viewBox="0 0 1892 4083">
          <text:p/>
        </draw:connector>
        <draw:connector draw:style-name="gr55" draw:text-style-name="P26" draw:layer="layout" draw:type="line" svg:x1="8cm" svg:y1="12.84cm" svg:x2="9.35cm" svg:y2="12.823cm" draw:start-shape="id4" draw:start-glue-point="1" draw:end-shape="id5" draw:end-glue-point="3" svg:d="M8000 12840l1350-17" svg:viewBox="0 0 1351 18">
          <text:p/>
        </draw:connector>
        <draw:connector draw:style-name="gr56" draw:text-style-name="P26" draw:layer="layout" svg:x1="16.871cm" svg:y1="12.833cm" svg:x2="18.9cm" svg:y2="8.79cm" draw:start-shape="id6" draw:start-glue-point="1" draw:end-shape="id7" draw:end-glue-point="3" svg:d="M16871 12833h1008v-4043h1021" svg:viewBox="0 0 2030 4044">
          <text:p/>
        </draw:connector>
        <draw:connector draw:style-name="gr55" draw:text-style-name="P26" draw:layer="layout" draw:type="line" svg:x1="16.871cm" svg:y1="8.783cm" svg:x2="18.9cm" svg:y2="8.79cm" draw:start-shape="id8" draw:start-glue-point="1" draw:end-shape="id7" draw:end-glue-point="3" svg:d="M16871 8783l2029 7" svg:viewBox="0 0 2030 8">
          <text:p/>
        </draw:connector>
        <draw:connector draw:style-name="gr55" draw:text-style-name="P26" draw:layer="layout" draw:type="line" svg:x1="21.282cm" svg:y1="8.79cm" svg:x2="22.656cm" svg:y2="8.788cm" draw:start-shape="id7" draw:start-glue-point="1" draw:end-shape="id9" draw:end-glue-point="3" svg:d="M21282 8790l1374-2" svg:viewBox="0 0 1375 3">
          <text:p/>
        </draw:connector>
        <draw:connector draw:style-name="gr55" draw:text-style-name="P26" draw:layer="layout" draw:type="line" svg:x1="25.196cm" svg:y1="8.788cm" svg:x2="27.146cm" svg:y2="8.788cm" draw:start-shape="id9" draw:start-glue-point="1" draw:end-shape="id10" draw:end-glue-point="3" svg:d="M25196 8788h1950" svg:viewBox="0 0 1951 1">
          <text:p/>
        </draw:connector>
        <draw:connector draw:style-name="gr55" draw:text-style-name="P26" draw:layer="layout" draw:type="line" svg:x1="32.584cm" svg:y1="8.788cm" svg:x2="33.85cm" svg:y2="8.788cm" draw:start-shape="id10" draw:start-glue-point="1" draw:end-shape="id11" draw:end-glue-point="3" svg:d="M32584 8788h1266" svg:viewBox="0 0 1267 1">
          <text:p/>
        </draw:connector>
        <draw:connector draw:style-name="gr55" draw:text-style-name="P26" draw:layer="layout" draw:type="line" svg:x1="3.727cm" svg:y1="17.334cm" svg:x2="5.16cm" svg:y2="17.283cm" draw:start-shape="id12" draw:start-glue-point="1" draw:end-shape="id13" svg:d="M3727 17334l1433-51" svg:viewBox="0 0 1434 52">
          <text:p/>
        </draw:connector>
        <draw:connector draw:style-name="gr55" draw:text-style-name="P26" draw:layer="layout" draw:type="line" svg:x1="7.7cm" svg:y1="17.283cm" svg:x2="9.3cm" svg:y2="17.315cm" draw:start-shape="id13" draw:start-glue-point="1" draw:end-shape="id14" draw:end-glue-point="3" svg:d="M7700 17283l1600 32" svg:viewBox="0 0 1601 33">
          <text:p/>
        </draw:connector>
        <draw:connector draw:style-name="gr55" draw:text-style-name="P26" draw:layer="layout" draw:type="line" svg:x1="11.563cm" svg:y1="17.315cm" svg:x2="13.1cm" svg:y2="17.297cm" draw:start-shape="id14" draw:start-glue-point="1" draw:end-shape="id15" draw:end-glue-point="3" svg:d="M11563 17315l1537-18" svg:viewBox="0 0 1538 19">
          <text:p/>
        </draw:connector>
        <draw:connector draw:style-name="gr55" draw:text-style-name="P26" draw:layer="layout" draw:type="line" svg:x1="31cm" svg:y1="17.26cm" svg:x2="32.75cm" svg:y2="17.26cm" draw:start-shape="id16" draw:start-glue-point="1" draw:end-shape="id17" draw:end-glue-point="3" svg:d="M31000 17260h1750" svg:viewBox="0 0 1751 1">
          <text:p/>
        </draw:connector>
        <draw:connector draw:style-name="gr55" draw:text-style-name="P26" draw:layer="layout" draw:type="line" svg:x1="34.73cm" svg:y1="17.26cm" svg:x2="36.373cm" svg:y2="17.261cm" draw:start-shape="id17" draw:start-glue-point="1" draw:end-shape="id18" draw:end-glue-point="3" svg:d="M34730 17260l1643 1" svg:viewBox="0 0 1644 2">
          <text:p/>
        </draw:connector>
        <draw:connector draw:style-name="gr55" draw:text-style-name="P26" draw:layer="layout" draw:type="line" svg:x1="15.004cm" svg:y1="22.199cm" svg:x2="17.257cm" svg:y2="22.223cm" draw:start-shape="id19" draw:start-glue-point="1" draw:end-shape="id20" draw:end-glue-point="3" svg:d="M15004 22199l2253 24" svg:viewBox="0 0 2254 25">
          <text:p/>
        </draw:connector>
        <draw:connector draw:style-name="gr55" draw:text-style-name="P26" draw:layer="layout" draw:type="line" svg:x1="20.514cm" svg:y1="22.223cm" svg:x2="22.05cm" svg:y2="22.261cm" draw:start-shape="id20" draw:start-glue-point="1" draw:end-shape="id21" draw:end-glue-point="3" svg:d="M20514 22223l1536 38" svg:viewBox="0 0 1537 39">
          <text:p/>
        </draw:connector>
        <draw:connector draw:style-name="gr55" draw:text-style-name="P26" draw:layer="layout" draw:type="line" svg:x1="30.396cm" svg:y1="22.227cm" svg:x2="31.484cm" svg:y2="22.22cm" draw:start-shape="id22" draw:start-glue-point="1" draw:end-shape="id23" draw:end-glue-point="3" svg:d="M30396 22227l1088-7" svg:viewBox="0 0 1089 8">
          <text:p/>
        </draw:connector>
        <draw:g xml:id="id7" draw:id="id7">
          <draw:g>
            <draw:path draw:style-name="gr8" draw:text-style-name="P6" draw:layer="layout" svg:width="2.381cm" svg:height="2.18cm" svg:x="18.9cm" svg:y="7.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8.9cm" svg:y="7.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13" draw:layer="layout" svg:width="2.381cm" svg:height="1.288cm" svg:x="18.9cm" svg:y="8.296cm">
            <draw:text-box>
              <text:p text:style-name="P7"><text:span text:style-name="T3">ERP</text:span><text:span text:style-name="T3">標準：</text:span><text:span text:style-name="T3">GLOIF</text:span></text:p>
            </draw:text-box>
          </draw:frame>
        </draw:g>
        <draw:frame draw:style-name="gr23" draw:text-style-name="P28" draw:layer="layout" svg:width="4.088cm" svg:height="1.487cm" svg:x="9.25cm" svg:y="9.963cm">
          <draw:text-box>
            <text:p text:style-name="P2"><text:span text:style-name="T2">・</text:span><text:span text:style-name="T12">EBS</text:span><text:span text:style-name="T13">にインポートされた</text:span></text:p>
            <text:p text:style-name="P27"><text:span text:style-name="T14">仕訳を</text:span><text:span text:style-name="T15">GL</text:span><text:span text:style-name="T14">から抽出し、</text:span><text:span text:style-name="T13">ファイルを作成し</text:span><text:span text:style-name="T13">OIC</text:span><text:span text:style-name="T13">へ連携する。</text:span></text:p>
          </draw:text-box>
        </draw:frame>
        <draw:frame draw:style-name="gr57" draw:text-style-name="P29" draw:layer="layout" svg:width="4.088cm" svg:height="1.915cm" svg:x="9.25cm" svg:y="14.036cm">
          <draw:text-box>
            <text:p><text:span text:style-name="T12">・</text:span><text:span text:style-name="T12">EBS</text:span><text:span text:style-name="T13">の</text:span><text:span text:style-name="T12">GLOIF</text:span><text:span text:style-name="T13">に取り込まれた</text:span></text:p>
            <text:p><text:span text:style-name="T13">データを抽出し、ファイルを作成し</text:span><text:span text:style-name="T13">OIC</text:span><text:span text:style-name="T13">へ連携する。</text:span></text:p>
          </draw:text-box>
        </draw:frame>
        <draw:frame draw:style-name="gr58" draw:text-style-name="P31" draw:layer="layout" svg:width="4.25cm" svg:height="1.553cm" svg:x="32.5cm" svg:y="18.3cm">
          <draw:text-box>
            <text:p text:style-name="P30"><text:span text:style-name="T8">CFO_008_A09</text:span><text:span text:style-name="T8">：</text:span><text:span text:style-name="T8">ERP</text:span><text:span text:style-name="T8">アドオン：仕訳日記帳</text:span><text:span text:style-name="T8">(BIP)</text:span></text:p>
          </draw:text-box>
        </draw:frame>
        <draw:frame draw:style-name="gr59" draw:text-style-name="P31" draw:layer="layout" svg:width="4.25cm" svg:height="1.44cm" svg:x="28.35cm" svg:y="18.36cm">
          <draw:text-box>
            <text:p text:style-name="P30"><text:span text:style-name="T8">CFO_008_A07</text:span><text:span text:style-name="T8">：</text:span><text:span text:style-name="T8">ERP</text:span><text:span text:style-name="T8">アドオン：</text:span><text:span text:style-name="T8">GL</text:span><text:span text:style-name="T8">残高</text:span><text:span text:style-name="T8">_</text:span><text:span text:style-name="T8">全項目版</text:span><text:span text:style-name="T8">(OTBI)</text:span></text:p>
          </draw:text-box>
        </draw:frame>
        <draw:path draw:style-name="gr5" draw:text-style-name="P1" draw:layer="layout" svg:width="2.111cm" svg:height="2.111cm" svg:x="35.922cm" svg:y="6.276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37.011cm" svg:y="7.728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35.988cm" svg:y="6.42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414cm" svg:x="37.219cm" svg:y="7.9cm" svg:viewBox="0 0 2197 415" svg:d="M76 415h2044c51 0 77-13 77-40v-335c0-27-26-40-77-40h-2044c-51 0-76 13-76 40v335c0 27 25 40 76 40z">
              <text:p/>
            </draw:path>
            <draw:path draw:style-name="gr9" draw:text-style-name="P1" draw:layer="layout" svg:width="2.196cm" svg:height="0.414cm" svg:x="37.219cm" svg:y="7.9cm" svg:viewBox="0 0 2197 415" svg:d="M76 415h2044c51 0 77-13 77-40v-335c0-27-26-40-77-40h-2044c-51 0-76 13-76 40v335c0 27 25 40 76 40z">
              <text:p/>
            </draw:path>
          </draw:g>
        </draw:g>
        <draw:frame draw:style-name="gr52" draw:text-style-name="P3" draw:layer="layout" svg:width="4.286cm" svg:height="1.164cm" svg:x="35.45cm" svg:y="9.086cm">
          <draw:text-box>
            <text:p text:style-name="P2"><text:span text:style-name="T2">・勘定科目、税区分毎の消費税額を確認する。</text:span></text:p>
          </draw:text-box>
        </draw:frame>
        <draw:frame draw:style-name="gr60" draw:text-style-name="P31" draw:layer="layout" svg:width="4.25cm" svg:height="1.44cm" svg:x="35.7cm" svg:y="8.06cm">
          <draw:text-box>
            <text:p text:style-name="P30"><text:span text:style-name="T8">CFO_010_A07</text:span><text:span text:style-name="T8">：</text:span><text:span text:style-name="T8">ERP</text:span><text:span text:style-name="T8">アドオン：消費税区分別集計表</text:span><text:span text:style-name="T8">(BIP)</text:span></text:p>
          </draw:text-box>
        </draw:frame>
        <draw:g>
          <draw:polygon draw:style-name="gr9" draw:text-style-name="P1" draw:layer="layout" svg:width="2.54cm" svg:height="1.905cm" svg:x="14.331cm" svg:y="7.66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4.331cm" svg:y="7.66cm">
          <draw:text-box>
            <text:p text:style-name="P2"><text:span text:style-name="T2">CFO_010_A08</text:span></text:p>
          </draw:text-box>
        </draw:frame>
        <draw:frame draw:style-name="gr28" draw:text-style-name="P13" xml:id="id8" draw:id="id8" draw:layer="layout" svg:width="2.54cm" svg:height="1.566cm" svg:x="14.331cm" svg:y="8cm">
          <draw:text-box>
            <text:p text:style-name="P7"><text:span text:style-name="T2">ERP</text:span><text:span text:style-name="T2">アドオン：</text:span></text:p>
            <text:p text:style-name="P7"><text:span text:style-name="T2">EBS</text:span><text:span text:style-name="T2">仕訳抽出連携</text:span></text:p>
          </draw:text-box>
        </draw:frame>
        <draw:g>
          <draw:polygon draw:style-name="gr9" draw:text-style-name="P1" draw:layer="layout" svg:width="2.54cm" svg:height="1.905cm" svg:x="14.331cm" svg:y="11.71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4.331cm" svg:y="11.71cm">
          <draw:text-box>
            <text:p text:style-name="P2"><text:span text:style-name="T2">CFO_010_A09</text:span></text:p>
          </draw:text-box>
        </draw:frame>
        <draw:frame draw:style-name="gr28" draw:text-style-name="P13" xml:id="id6" draw:id="id6" draw:layer="layout" svg:width="2.54cm" svg:height="1.566cm" svg:x="14.331cm" svg:y="12.05cm">
          <draw:text-box>
            <text:p text:style-name="P7"><text:span text:style-name="T2">ERP</text:span><text:span text:style-name="T2">アドオン：</text:span></text:p>
            <text:p text:style-name="P7"><text:span text:style-name="T2">GLOIF</text:span><text:span text:style-name="T2">仕訳の転送連携</text:span></text:p>
          </draw:text-box>
        </draw:frame>
        <draw:connector draw:style-name="gr55" draw:text-style-name="P26" draw:layer="layout" draw:type="line" svg:x1="12cm" svg:y1="8.783cm" svg:x2="14.331cm" svg:y2="8.783cm" draw:start-shape="id3" draw:start-glue-point="1" draw:end-shape="id8" draw:end-glue-point="3" svg:d="M12000 8783h2331" svg:viewBox="0 0 2332 1">
          <text:p/>
        </draw:connector>
        <draw:connector draw:style-name="gr55" draw:text-style-name="P26" draw:layer="layout" draw:type="line" svg:x1="11.89cm" svg:y1="12.823cm" svg:x2="14.331cm" svg:y2="12.833cm" draw:start-shape="id5" draw:start-glue-point="1" draw:end-shape="id6" draw:end-glue-point="3" svg:d="M11890 12823l2441 10" svg:viewBox="0 0 2442 11">
          <text:p/>
        </draw:connector>
        <draw:frame draw:style-name="gr36" draw:text-style-name="P28" draw:layer="layout" svg:width="4.088cm" svg:height="1.503cm" svg:x="13.75cm" svg:y="9.505cm">
          <draw:text-box>
            <text:p text:style-name="P2"><text:span text:style-name="T10">・</text:span><text:span text:style-name="T2">OIC</text:span><text:span text:style-name="T2">で</text:span><text:span text:style-name="T2">ERP</text:span><text:span text:style-name="T2">用のファイルを作成し、</text:span><text:span text:style-name="T2">ERP Cloud</text:span><text:span text:style-name="T2">のインターフェーステーブルに取り込む。</text:span></text:p>
          </draw:text-box>
        </draw:frame>
        <draw:frame draw:style-name="gr36" draw:text-style-name="P28" draw:layer="layout" svg:width="4.088cm" svg:height="1.503cm" svg:x="13.75cm" svg:y="13.742cm">
          <draw:text-box>
            <text:p text:style-name="P2"><text:span text:style-name="T2">・</text:span><text:span text:style-name="T2">OIC</text:span><text:span text:style-name="T2">で</text:span><text:span text:style-name="T2">ERP</text:span><text:span text:style-name="T2">用のファイルを作成し、</text:span><text:span text:style-name="T2">ERP Cloud</text:span><text:span text:style-name="T2">のインターフェーステーブルに取り込む。</text:span></text:p>
          </draw:text-box>
        </draw:frame>
        <draw:g xml:id="id18" draw:id="id18">
          <draw:g>
            <draw:path draw:style-name="gr8" draw:text-style-name="P6" draw:layer="layout" svg:width="0.976cm" svg:height="0.976cm" svg:x="36.373cm" svg:y="16.7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36.373cm" svg:y="16.7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36.373cm" svg:y="16.773cm">
            <draw:text-box>
              <text:p text:style-name="P7"><text:span text:style-name="T4">4</text:span></text:p>
            </draw:text-box>
          </draw:frame>
        </draw:g>
        <draw:g xml:id="id25" draw:id="id25">
          <draw:g>
            <draw:path draw:style-name="gr8" draw:text-style-name="P6" draw:layer="layout" svg:width="0.976cm" svg:height="0.976cm" svg:x="5.123cm" svg:y="21.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5.123cm" svg:y="21.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5.123cm" svg:y="21.71cm">
            <draw:text-box>
              <text:p text:style-name="P7"><text:span text:style-name="T4">4</text:span></text:p>
            </draw:text-box>
          </draw:frame>
        </draw:g>
        <draw:g>
          <draw:polygon draw:style-name="gr9" draw:text-style-name="P1" draw:layer="layout" svg:width="2.54cm" svg:height="1.905cm" svg:x="7.698cm" svg:y="21.069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7.698cm" svg:y="21.002cm">
          <draw:text-box>
            <text:p text:style-name="P2"><text:span text:style-name="T2">CFO_010_A10</text:span></text:p>
          </draw:text-box>
        </draw:frame>
        <draw:frame draw:style-name="gr50" draw:text-style-name="P13" xml:id="id24" draw:id="id24" draw:layer="layout" svg:width="2.75cm" svg:height="2.522cm" svg:x="7.5cm" svg:y="20.978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</text:span></text:p>
          </draw:text-box>
        </draw:frame>
        <draw:g>
          <draw:polygon draw:style-name="gr9" draw:text-style-name="P1" draw:layer="layout" svg:width="2.54cm" svg:height="1.905cm" svg:x="22.198cm" svg:y="21.069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22.198cm" svg:y="21.002cm">
          <draw:text-box>
            <text:p text:style-name="P2"><text:span text:style-name="T2">CFO_010_A10</text:span></text:p>
          </draw:text-box>
        </draw:frame>
        <draw:frame draw:style-name="gr50" draw:text-style-name="P13" xml:id="id21" draw:id="id21" draw:layer="layout" svg:width="2.75cm" svg:height="2.522cm" svg:x="22.05cm" svg:y="21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</text:span></text:p>
          </draw:text-box>
        </draw:frame>
        <draw:connector draw:style-name="gr55" draw:text-style-name="P26" draw:layer="layout" draw:type="line" svg:x1="10.25cm" svg:y1="22.239cm" svg:x2="12.254cm" svg:y2="22.199cm" draw:start-shape="id24" draw:start-glue-point="1" draw:end-shape="id19" draw:end-glue-point="3" svg:d="M10250 22239l2004-40" svg:viewBox="0 0 2005 41">
          <text:p/>
        </draw:connector>
        <draw:connector draw:style-name="gr55" draw:text-style-name="P26" draw:layer="layout" draw:type="line" svg:x1="6.1cm" svg:y1="22.198cm" svg:x2="7.5cm" svg:y2="22.239cm" draw:start-shape="id25" draw:start-glue-point="1" draw:end-shape="id24" draw:end-glue-point="3" svg:d="M6100 22198l1400 41" svg:viewBox="0 0 1401 42">
          <text:p/>
        </draw:connector>
        <draw:connector draw:style-name="gr55" draw:text-style-name="P26" draw:layer="layout" draw:type="line" svg:x1="24.8cm" svg:y1="22.261cm" svg:x2="26.636cm" svg:y2="22.227cm" draw:start-shape="id21" draw:start-glue-point="1" draw:end-shape="id22" svg:d="M24800 22261l1836-34" svg:viewBox="0 0 1837 35">
          <text:p/>
        </draw:connector>
        <draw:frame draw:style-name="gr61" draw:text-style-name="P19" draw:layer="layout" svg:width="2.54cm" svg:height="1.566cm" svg:x="17cm" svg:y="16.684cm">
          <draw:text-box>
            <text:p text:style-name="P7"><text:span text:style-name="T16">ERP</text:span><text:span text:style-name="T16">アドオン：消費税会社間振替</text:span><text:span text:style-name="T16">OIC</text:span></text:p>
          </draw:text-box>
        </draw:frame>
        <draw:frame draw:style-name="gr28" draw:text-style-name="P19" draw:layer="layout" svg:width="2.54cm" svg:height="1.566cm" svg:x="13.06cm" svg:y="16.684cm">
          <draw:text-box>
            <text:p text:style-name="P7"><text:span text:style-name="T16">ERP</text:span><text:span text:style-name="T16">アドオン：消費税会社間振替</text:span><text:span text:style-name="T16">BIP</text:span></text:p>
          </draw:text-box>
        </draw:frame>
        <draw:frame draw:style-name="gr26" draw:text-style-name="P32" draw:layer="layout" svg:width="2.54cm" svg:height="0.341cm" svg:x="13.2cm" svg:y="16.4cm">
          <draw:text-box>
            <text:p text:style-name="P2"><text:span text:style-name="T16">CFO_010_A11</text:span></text:p>
          </draw:text-box>
        </draw:frame>
        <draw:frame draw:style-name="gr26" draw:text-style-name="P32" draw:layer="layout" svg:width="2.54cm" svg:height="0.341cm" svg:x="17.05cm" svg:y="16.409cm">
          <draw:text-box>
            <text:p text:style-name="P2"><text:span text:style-name="T16">CFO_010_A12</text:span></text:p>
          </draw:text-box>
        </draw:frame>
        <draw:g xml:id="id15" draw:id="id15">
          <draw:polygon draw:style-name="gr62" draw:text-style-name="P1" draw:layer="layout" svg:width="2.54cm" svg:height="1.905cm" svg:x="13.1cm" svg:y="16.344cm" svg:viewBox="0 0 2541 1906" draw:points="158,0 0,158 0,1747 158,1906 2382,1906 2541,1747 2541,158 2382,0">
            <text:p/>
          </draw:polygon>
        </draw:g>
        <draw:g xml:id="id26" draw:id="id26">
          <draw:polygon draw:style-name="gr62" draw:text-style-name="P1" draw:layer="layout" svg:width="2.54cm" svg:height="1.905cm" svg:x="16.9cm" svg:y="16.344cm" svg:viewBox="0 0 2541 1906" draw:points="158,0 0,158 0,1747 158,1906 2382,1906 2541,1747 2541,158 2382,0">
            <text:p/>
          </draw:polygon>
        </draw:g>
        <draw:connector draw:style-name="gr63" draw:text-style-name="P26" draw:layer="layout" draw:type="line" svg:x1="15.641cm" svg:y1="17.297cm" svg:x2="16.9cm" svg:y2="17.297cm" draw:start-shape="id15" draw:start-glue-point="1" draw:end-shape="id26" draw:end-glue-point="3" svg:d="M15641 17297h1259" svg:viewBox="0 0 1260 1">
          <text:p/>
        </draw:connector>
        <draw:connector draw:style-name="gr63" draw:text-style-name="P26" draw:layer="layout" draw:type="line" svg:x1="19.441cm" svg:y1="17.297cm" svg:x2="20.759cm" svg:y2="17.253cm" draw:start-shape="id26" draw:start-glue-point="1" draw:end-shape="id27" draw:end-glue-point="3" svg:d="M19441 17297l1318-44" svg:viewBox="0 0 1319 45">
          <text:p/>
        </draw:connector>
        <draw:g xml:id="id27" draw:id="id27">
          <draw:polygon draw:style-name="gr62" draw:text-style-name="P1" draw:layer="layout" svg:width="2.54cm" svg:height="1.905cm" svg:x="20.759cm" svg:y="16.3cm" svg:viewBox="0 0 2541 1906" draw:points="158,0 0,158 0,1747 158,1906 2382,1906 2541,1747 2541,158 2382,0">
            <text:p/>
          </draw:polygon>
        </draw:g>
        <draw:frame draw:style-name="gr26" draw:text-style-name="P32" draw:layer="layout" svg:width="2.54cm" svg:height="0.341cm" svg:x="20.75cm" svg:y="16.409cm">
          <draw:text-box>
            <text:p text:style-name="P2"><text:span text:style-name="T16">CFO_010_A15</text:span></text:p>
          </draw:text-box>
        </draw:frame>
        <draw:frame draw:style-name="gr28" draw:text-style-name="P19" draw:layer="layout" svg:width="2.54cm" svg:height="1.566cm" svg:x="20.85cm" svg:y="16.784cm">
          <draw:text-box>
            <text:p text:style-name="P7"><text:span text:style-name="T16">ERP</text:span><text:span text:style-name="T16">アドオン：会社間振替データ変換</text:span><text:span text:style-name="T16">OIC</text:span></text:p>
          </draw:text-box>
        </draw:frame>
        <draw:connector draw:style-name="gr63" draw:text-style-name="P26" draw:layer="layout" draw:type="line" svg:x1="23.3cm" svg:y1="17.253cm" svg:x2="24.909cm" svg:y2="17.247cm" draw:start-shape="id27" draw:start-glue-point="1" draw:end-shape="id28" draw:end-glue-point="3" svg:d="M23300 17253l1609-6" svg:viewBox="0 0 1610 7">
          <text:p/>
        </draw:connector>
        <draw:frame draw:style-name="gr26" draw:text-style-name="P23" draw:layer="layout" svg:width="2.54cm" svg:height="0.341cm" svg:x="24.86cm" svg:y="16.35cm">
          <draw:text-box>
            <text:p text:style-name="P2"><text:span text:style-name="T16">CFO_010_S11</text:span></text:p>
          </draw:text-box>
        </draw:frame>
        <draw:frame draw:style-name="gr28" draw:text-style-name="P23" draw:layer="layout" svg:width="2.54cm" svg:height="1.566cm" svg:x="24.8cm" svg:y="16.684cm">
          <draw:text-box>
            <text:p text:style-name="P7"><text:span text:style-name="T16">ERP</text:span><text:span text:style-name="T16">標準：</text:span></text:p>
            <text:p text:style-name="P7"><text:span text:style-name="T16">自動転記</text:span></text:p>
          </draw:text-box>
        </draw:frame>
        <draw:g xml:id="id28" draw:id="id28">
          <draw:polygon draw:style-name="gr62" draw:text-style-name="P1" draw:layer="layout" svg:width="2.54cm" svg:height="1.905cm" svg:x="24.909cm" svg:y="16.294cm" svg:viewBox="0 0 2541 1906" draw:points="158,0 0,158 0,1747 158,1906 2382,1906 2541,1747 2541,158 2382,0">
            <text:p/>
          </draw:polygon>
        </draw:g>
        <draw:g>
          <draw:g>
            <draw:path draw:style-name="gr13" draw:text-style-name="P8" draw:layer="layout" svg:width="3.123cm" svg:height="0.601cm" svg:x="25.35cm" svg:y="18.053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25.35cm" svg:y="18.053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23" draw:layer="layout" svg:width="3.123cm" svg:height="0.707cm" svg:x="25.35cm" svg:y="18cm">
            <draw:text-box>
              <text:p text:style-name="P12"><text:span text:style-name="T17">K0601_03_021</text:span><text:span text:style-name="T17">：</text:span></text:p>
              <text:p text:style-name="P12"><text:span text:style-name="T17">【自動】仕訳の転記</text:span></text:p>
            </draw:text-box>
          </draw:frame>
        </draw:g>
        <draw:frame draw:style-name="gr23" draw:text-style-name="P3" draw:layer="layout" svg:width="4.088cm" svg:height="1.487cm" svg:x="24.412cm" svg:y="18.513cm">
          <draw:text-box>
            <text:p text:style-name="P2"><text:span text:style-name="T16">・</text:span><text:span text:style-name="T16">ERP</text:span><text:span text:style-name="T16">に取込まれた仕訳を自動で転記する</text:span><text:span text:style-name="T2">。</text:span></text:p>
          </draw:text-box>
        </draw:frame>
        <draw:frame draw:style-name="gr23" draw:text-style-name="P23" draw:layer="layout" svg:width="4.088cm" svg:height="1.487cm" svg:x="16.462cm" svg:y="18.15cm">
          <draw:text-box>
            <text:p text:style-name="P2"><text:span text:style-name="T16">・消費税の会社間振替の仕訳を作成する。</text:span></text:p>
          </draw:text-box>
        </draw:frame>
        <draw:connector draw:style-name="gr63" draw:text-style-name="P26" draw:layer="layout" draw:type="line" svg:x1="27.45cm" svg:y1="17.247cm" svg:x2="29.02cm" svg:y2="17.26cm" draw:start-shape="id28" draw:start-glue-point="1" draw:end-shape="id16" draw:end-glue-point="3" svg:d="M27450 17247l1570 13" svg:viewBox="0 0 1571 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7T14:25:29.162000000</dc:date>
    <meta:creation-date>2016-11-30T16:22:20Z</meta:creation-date>
    <meta:generator>LibreOffice/7.2.5.2$Windows_X86_64 LibreOffice_project/499f9727c189e6ef3471021d6132d4c694f357e5</meta:generator>
    <meta:editing-duration>PT3H44M33S</meta:editing-duration>
    <meta:editing-cycles>36</meta:editing-cycles>
    <meta:document-statistic meta:object-count="671"/>
  </office:meta>
</office:document-meta>
</file>